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5cm"/>
    </style:style>
    <style:style style:name="co2" style:family="table-column">
      <style:table-column-properties fo:break-before="auto" style:column-width="29.1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5.581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19.008cm" fo:break-before="auto" style:use-optimal-row-height="true"/>
    </style:style>
    <style:style style:name="ro13" style:family="table-row">
      <style:table-row-properties style:row-height="13.873cm" fo:break-before="auto" style:use-optimal-row-height="true"/>
    </style:style>
    <style:style style:name="ro14" style:family="table-row">
      <style:table-row-properties style:row-height="11.899cm" fo:break-before="auto" style:use-optimal-row-height="true"/>
    </style:style>
    <style:style style:name="ro15" style:family="table-row">
      <style:table-row-properties style:row-height="6.765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34.408cm" fo:break-before="auto" style:use-optimal-row-height="true"/>
    </style:style>
    <style:style style:name="ro18" style:family="table-row">
      <style:table-row-properties style:row-height="16.637cm" fo:break-before="auto" style:use-optimal-row-height="true"/>
    </style:style>
    <style:style style:name="ro19" style:family="table-row">
      <style:table-row-properties style:row-height="8.74cm" fo:break-before="auto" style:use-optimal-row-height="true"/>
    </style:style>
    <style:style style:name="ro20" style:family="table-row">
      <style:table-row-properties style:row-height="11.109cm" fo:break-before="auto" style:use-optimal-row-height="true"/>
    </style:style>
    <style:style style:name="ro21" style:family="table-row">
      <style:table-row-properties style:row-height="8.345cm" fo:break-before="auto" style:use-optimal-row-height="true"/>
    </style:style>
    <style:style style:name="ro22" style:family="table-row">
      <style:table-row-properties style:row-height="5.976cm" fo:break-before="auto" style:use-optimal-row-height="true"/>
    </style:style>
    <style:style style:name="ro23" style:family="table-row">
      <style:table-row-properties style:row-height="11.504cm" fo:break-before="auto" style:use-optimal-row-height="true"/>
    </style:style>
    <style:style style:name="ro24" style:family="table-row">
      <style:table-row-properties style:row-height="4.396cm" fo:break-before="auto" style:use-optimal-row-height="true"/>
    </style:style>
    <style:style style:name="ro25" style:family="table-row">
      <style:table-row-properties style:row-height="7.555cm" fo:break-before="auto" style:use-optimal-row-height="true"/>
    </style:style>
    <style:style style:name="ro26" style:family="table-row">
      <style:table-row-properties style:row-height="4.001cm" fo:break-before="auto" style:use-optimal-row-height="true"/>
    </style:style>
    <style:style style:name="ro27" style:family="table-row">
      <style:table-row-properties style:row-height="6.369cm" fo:break-before="auto" style:use-optimal-row-height="true"/>
    </style:style>
    <style:style style:name="ro28" style:family="table-row">
      <style:table-row-properties style:row-height="15.058cm" fo:break-before="auto" style:use-optimal-row-height="true"/>
    </style:style>
    <style:style style:name="ro29" style:family="table-row">
      <style:table-row-properties style:row-height="7.16cm" fo:break-before="auto" style:use-optimal-row-height="true"/>
    </style:style>
    <style:style style:name="ro30" style:family="table-row">
      <style:table-row-properties style:row-height="1.535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style:text-align-source="fix" style:repeat-content="false" fo:wrap-option="wrap" style:vertical-align="top"/>
      <style:paragraph-properties fo:text-align="center" fo:margin-left="0cm"/>
      <style:text-properties style:font-name="Times New Roman"/>
    </style:style>
    <style:style style:name="ce13" style:family="table-cell" style:parent-style-name="Default">
      <style:table-cell-properties fo:wrap-option="wrap" style:vertical-align="top"/>
      <style:text-properties style:font-name="Times New Roman"/>
    </style:style>
    <style:style style:name="ce14" style:family="table-cell" style:parent-style-name="Default">
      <style:table-cell-properties fo:background-color="transparent" fo:wrap-option="wrap" style:vertical-align="top"/>
      <style:text-properties style:use-window-font-color="true" style:text-outline="false" style:text-line-through-style="none" style:text-line-through-type="none" style:font-name="Times New Roman" fo:font-size="10pt" fo:language="ru" fo:country="R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10pt" fo:language="ru" fo:country="R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vertical-align="top"/>
      <style:text-properties style:font-name="Liberation Serif" style:font-name-asian="Segoe UI" style:font-name-complex="Tahoma"/>
    </style:style>
    <style:style style:name="ce19" style:family="table-cell" style:parent-style-name="Default" style:data-style-name="N11">
      <style:table-cell-properties style:text-align-source="fix" style:repeat-content="false" fo:wrap-option="wrap" style:vertical-align="top"/>
      <style:paragraph-properties fo:text-align="start" fo:margin-left="0cm"/>
      <style:text-properties style:font-name="Times New Roman"/>
    </style:style>
    <style:style style:name="ce20" style:family="table-cell" style:parent-style-name="Default">
      <style:table-cell-properties fo:background-color="transparent" fo:wrap-option="wrap" style:vertical-align="top"/>
      <style:text-properties style:font-name="Times New Roman"/>
    </style:style>
    <style:style style:name="ce21" style:family="table-cell" style:parent-style-name="Default">
      <style:table-cell-properties style:vertical-align="top"/>
      <style:text-properties style:font-name="Times New Roman"/>
    </style:style>
    <style:style style:name="ce22" style:family="table-cell" style:parent-style-name="Default">
      <style:table-cell-properties fo:background-color="transparent" style:vertical-align="top"/>
      <style:text-properties style:font-name="Times New Roman"/>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Times New Roman" fo:font-size="10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ce13"/>
        <table:table-column table:style-name="co2" table:default-cell-style-name="ce13"/>
        <table:table-column table:style-name="co3" table:number-columns-repeated="11" table:default-cell-style-name="ce13"/>
        <table:table-column table:style-name="co3" table:default-cell-style-name="ce21"/>
        <table:table-column table:style-name="co3" table:number-columns-repeated="20" table:default-cell-style-name="ce13"/>
        <table:table-column table:style-name="co3" table:number-columns-repeated="16350"/>
        <table:table-row table:style-name="ro1">
          <table:table-cell table:style-name="ce1" office:value-type="string" calcext:value-type="string">
            <text:p>Вопрос</text:p>
          </table:table-cell>
          <table:table-cell table:style-name="ce1" office:value-type="string" calcext:value-type="string">
            <text:p>Ответ</text:p>
          </table:table-cell>
          <table:table-cell table:number-columns-repeated="32"/>
          <table:table-cell table:style-name="ce13" table:number-columns-repeated="16350"/>
        </table:table-row>
        <table:table-row table:style-name="ro1">
          <table:table-cell office:value-type="string" calcext:value-type="string">
            <text:p>Какие параметры изделия во стойкости к вибрациям?</text:p>
          </table:table-cell>
          <table:table-cell office:value-type="string" calcext:value-type="string">
            <text:p>В диапазоне 10…25 Гц в 3 направлениях с ускорением до 2G в течение 30 минут.</text:p>
          </table:table-cell>
          <table:table-cell table:number-columns-repeated="32"/>
          <table:table-cell table:style-name="ce13" table:number-columns-repeated="16350"/>
        </table:table-row>
        <table:table-row table:style-name="ro1">
          <table:table-cell office:value-type="string" calcext:value-type="string">
            <text:p>Как будем реализовывать через дилеров? Какие условия для дилеров (% скидки от прайса)? </text:p>
          </table:table-cell>
          <table:table-cell table:style-name="ce19" office:value-type="percentage" office:value="0.25" calcext:value-type="percentage">
            <text:p>25,00%</text:p>
          </table:table-cell>
          <table:table-cell table:number-columns-repeated="32"/>
          <table:table-cell table:style-name="ce13" table:number-columns-repeated="16350"/>
        </table:table-row>
        <table:table-row table:style-name="ro1">
          <table:table-cell office:value-type="string" calcext:value-type="string">
            <text:p>Рабочая температура ПЛК?</text:p>
          </table:table-cell>
          <table:table-cell office:value-type="string" calcext:value-type="string">
            <text:p><text:s/>От -10°С до +50°С, техническая возможность -20…+60C; -30…+80C при достаточных объемах заказа</text:p>
          </table:table-cell>
          <table:table-cell table:number-columns-repeated="32"/>
          <table:table-cell table:style-name="ce13" table:number-columns-repeated="16350"/>
        </table:table-row>
        <table:table-row table:style-name="ro1">
          <table:table-cell office:value-type="string" calcext:value-type="string">
            <text:p>Имеется ли у ПЛК СТАБУР утверждение типа средства измерения?</text:p>
          </table:table-cell>
          <table:table-cell office:value-type="string" calcext:value-type="string">
            <text:p>В реестр СИ не включен, т.к. предназначен для технологического контроля и управления, проходит калибровку.</text:p>
          </table:table-cell>
          <table:table-cell table:number-columns-repeated="32"/>
          <table:table-cell table:style-name="ce13" table:number-columns-repeated="16350"/>
        </table:table-row>
        <table:table-row table:style-name="ro2">
          <table:table-cell office:value-type="string" calcext:value-type="string">
            <text:p>Включены ли программные средства в реестр Минцифры или там свободно распространяемые дистрибутивы Linux? (операционная система общего назначения и/или специального, защищенного?)</text:p>
          </table:table-cell>
          <table:table-cell office:value-type="string" calcext:value-type="string">
            <text:p>Операционная система Linux, специальное программное обеспечение не включено в реестр Минцифры, среда программирования Codesys. Программное обеспечение - конфигуратор контроллера Стабур - внесен в реестр российского программного обеспечения.</text:p>
            <text:p/>
            <text:p>Реестр по ссылке https://reestr.digital.gov.ru/reestr/ , в фильтре набираете "Стабур"</text:p>
            <text:p>Поиск выдает нашу реестровую запись, можно зайти внутрь и скачать её, во вложении.</text:p>
          </table:table-cell>
          <table:table-cell table:style-name="ce21" table:number-columns-repeated="11"/>
          <table:table-cell table:number-columns-repeated="21"/>
          <table:table-cell table:style-name="ce13" table:number-columns-repeated="16350"/>
        </table:table-row>
        <table:table-row table:style-name="ro3">
          <table:table-cell office:value-type="string" calcext:value-type="string">
            <text:p>Поддерживает ли Стабур МЭК 60870-5-101 ?</text:p>
          </table:table-cell>
          <table:table-cell office:value-type="string" calcext:value-type="string">
            <text:p>Наш ПЛК не поддерживает МЭК 60870-5-101, если это принципиально. У нас есть Modbus RTU/TCP. Возможность поддержки МЭК 60870-5-104 появится после адаптации MasterPLC в виде отдельной лицензии.</text:p>
          </table:table-cell>
          <table:table-cell table:style-name="ce21" table:number-columns-repeated="11"/>
          <table:table-cell table:number-columns-repeated="21"/>
          <table:table-cell table:style-name="ce13" table:number-columns-repeated="16350"/>
        </table:table-row>
        <table:table-row table:style-name="ro4">
          <table:table-cell office:value-type="string" calcext:value-type="string">
            <text:p>Возможно ли резервирование контроллера (в каком виде, без установки 2х панелей оператора) ?</text:p>
          </table:table-cell>
          <table:table-cell office:value-type="string" calcext:value-type="string">
            <text:p>Наш ПЛК не поддерживает горячее резервирование без установки второго прибора. Дисплей находится в базовой конструкции ПЛК. Программное резервирование возможно в среде MasterSCADA 4D путем установки резервного прибора.</text:p>
            <text:p/>
          </table:table-cell>
          <table:table-cell table:number-columns-repeated="32"/>
          <table:table-cell table:style-name="ce13" table:number-columns-repeated="16350"/>
        </table:table-row>
        <table:table-row table:style-name="ro4">
          <table:table-cell office:value-type="string" calcext:value-type="string">
            <text:p>Вопрос по поводу аналоговых модулей входа/выхода. Внесены ли модули AI и АО в реестр СИ? Если нет, то планируете ли вносить в реестр СИ и проводить процедуру утверждения типа СИ для данных модулей и когда? </text:p>
          </table:table-cell>
          <table:table-cell office:value-type="string" calcext:value-type="string">
            <text:p>В реестр СИ не включен, т.к. предназначен для технологического контроля и управления, проходит калибровку.</text:p>
          </table:table-cell>
          <table:table-cell table:number-columns-repeated="32"/>
          <table:table-cell table:style-name="ce13" table:number-columns-repeated="16350"/>
        </table:table-row>
        <table:table-row table:style-name="ro3">
          <table:table-cell office:value-type="string" calcext:value-type="string">
            <text:p>MasterSCADA - это среда визуализации подобная Codesys?</text:p>
          </table:table-cell>
          <table:table-cell office:value-type="string" calcext:value-type="string">
            <text:p>MasterSCADA это среда разработки и система исполнения с функциями управления технологическим объектом и визуализацией, промышленными сетевыми протоколами, аналогичная Codesys, только российского происхождения.</text:p>
          </table:table-cell>
          <table:table-cell table:number-columns-repeated="32"/>
          <table:table-cell table:style-name="ce13" table:number-columns-repeated="16350"/>
        </table:table-row>
        <table:table-row table:style-name="ro5">
          <table:table-cell office:value-type="string" calcext:value-type="string">
            <text:p>Присутствует ли интерфейс протоколов PROFIBUS / PROFINET в ПЛК Стабур?</text:p>
          </table:table-cell>
          <table:table-cell office:value-type="string" calcext:value-type="string">
            <text:p>По поводу протоколов PROFIBUS / PROFINET в ПЛК Стабур:</text:p>
            <text:p/>
            <text:p>-PROFIBUS в CODESYS вообще нет. Есть только плагин конфигуратор для среды разработки. Стека протокола вообще нет. Нужно в ПЛК ставить микросхему Хилшера netX. Она сама поднимает Профибас. Иначе никак.</text:p>
            <text:p/>
            <text:p>-Профинет в принципе есть, но там тоже не все просто. С нашим рантамом он не поднимется. Есть вариант взять CODESYS Control for Raspberry Pi SL и сделать на нем умный шлюз Профинета.</text:p>
            <text:p>Для PROFIBUS, в любом случае, нужно ставить шлюз MOXA, AnyBus и т. п. При применении MasterSCADA возможен Profinet.</text:p>
          </table:table-cell>
          <table:table-cell table:number-columns-repeated="32"/>
          <table:table-cell table:style-name="ce13" table:number-columns-repeated="16350"/>
        </table:table-row>
        <table:table-row table:style-name="ro3">
          <table:table-cell office:value-type="string" calcext:value-type="string">
            <text:p>Задача - Поддержание температуры напимер в теплом полу - подмес грячей воды в контур теплого пола.. например, подойдет!?</text:p>
          </table:table-cell>
          <table:table-cell office:value-type="string" calcext:value-type="string">
            <text:p>Подойдет, это типовые задачи для ПЛК с условием использования на объекте управления датчиков и исполнительных механизмов с унифицированными сигналами (релейные, симисторные, с открытым коллектором дискретные входы, датчики температуры со стандартными характеристиками, аналоговые входы/выходы 4-20 мА/0-10 В).</text:p>
          </table:table-cell>
          <table:table-cell table:number-columns-repeated="32"/>
          <table:table-cell table:style-name="ce13" table:number-columns-repeated="16350"/>
        </table:table-row>
        <table:table-row table:style-name="ro1">
          <table:table-cell office:value-type="string" calcext:value-type="string">
            <text:p>Подскажите, где можно получить руководство по работе с ПЛК в среде MasterScada 4d?</text:p>
          </table:table-cell>
          <table:table-cell office:value-type="string" calcext:value-type="string">
            <text:p>Нигде. Руководство по работе с ПЛК в среде MasterScada еще на стадии разработки, однако, можно использовать справку от самой MasterSCADA 4D.</text:p>
          </table:table-cell>
          <table:table-cell table:number-columns-repeated="32"/>
          <table:table-cell table:style-name="ce13" table:number-columns-repeated="16350"/>
        </table:table-row>
        <table:table-row table:style-name="ro1">
          <table:table-cell office:value-type="string" calcext:value-type="string">
            <text:p>Есть ли шаблон для отчета ОПИ или в свободной форме?</text:p>
          </table:table-cell>
          <table:table-cell office:value-type="string" calcext:value-type="string">
            <text:p>Шаблона нет, просто в свободной форме что понравилось, что нет и почему, подходит ли для решаемых задач, если нет, то что должно быть в приборе, чтобы подходил.</text:p>
          </table:table-cell>
          <table:table-cell table:number-columns-repeated="32"/>
          <table:table-cell table:style-name="ce13" table:number-columns-repeated="16350"/>
        </table:table-row>
        <table:table-row table:style-name="ro1">
          <table:table-cell office:value-type="string" calcext:value-type="string">
            <text:p>Ести ли у нас оформленное руководство по работе с ПЛК Стабур в среде CodeSys?</text:p>
          </table:table-cell>
          <table:table-cell office:value-type="string" calcext:value-type="string">
            <text:p>Руководство по программированию в Codesys и таргет есть на нашем сайте https://psve.ru/docpo</text:p>
          </table:table-cell>
          <table:table-cell table:number-columns-repeated="32"/>
          <table:table-cell table:style-name="ce13" table:number-columns-repeated="16350"/>
        </table:table-row>
        <table:table-row table:style-name="ro6">
          <table:table-cell office:value-type="string" calcext:value-type="string">
            <text:p>Интересует следующее:</text:p>
            <text:p>Настройка Wifi сети на ПЛК</text:p>
            <text:p>- Не получается настроить подключение через системную утилиту на самой панели.</text:p>
            <text:p>- Wifi модуль находит сети, но при попытке подключиться после нажатия кнопки «Connect» ничего не происходит.</text:p>
            <text:p>- В руководстве указано, что можно настроить через консоль панели, но при подключении через ssh требует пароль. Пароли «12345», «54321» не подходят.</text:p>
          </table:table-cell>
          <table:table-cell office:value-type="string" calcext:value-type="string">
            <text:p>Для входа по ssh пароль не нужен (просто нажать ввод).</text:p>
          </table:table-cell>
          <table:table-cell table:number-columns-repeated="32"/>
          <table:table-cell table:style-name="ce13" table:number-columns-repeated="16350"/>
        </table:table-row>
        <table:table-row table:style-name="ro4">
          <table:table-cell office:value-type="string" calcext:value-type="string">
            <text:p>Возможно ли сменить ip-адрес для подключения по mini-usb?</text:p>
          </table:table-cell>
          <table:table-cell office:value-type="string" calcext:value-type="string">
            <text:p>Возможно. Следует изменить ip адрес (и маску) контроллера в скрипте /usr/sbin/usb-gadget (строчка ifconfig usb0 10.0.0.1 netmask 255.255.255.252 up) и ip адрес (и маску) компьютера на интерфейсе RNDIS, которые выдаются через DHCP-сервер на контроллере и указаны в файле /etc/udhcpd_usb0.conf.</text:p>
            <text:p/>
          </table:table-cell>
          <table:table-cell table:number-columns-repeated="32"/>
          <table:table-cell table:style-name="ce13" table:number-columns-repeated="16350"/>
        </table:table-row>
        <table:table-row table:style-name="ro7">
          <table:table-cell office:value-type="string" calcext:value-type="string">
            <text:p>Здравствуйте Матвей,  собираем автоматику для резервных бензогенераторов на двух типах контроллеров:</text:p>
            <text:p>Datakom dkg105, 7500р. себестоимость  </text:p>
            <text:p>Datakom D200 с модулем мониторинга GPRS. 25600р. себестоимость,  сервер в Турции с бесплатным абонентским обслуживанием. </text:p>
            <text:p>Ищем Российские аналоги. Есть ли у Вас что то подобное ?</text:p>
          </table:table-cell>
          <table:table-cell office:value-type="string" calcext:value-type="string">
            <text:p>Нужно техническое описание приборов. Параметры входов-выходов, напряжение питания и т.п., количество датчиков, количество входов-выходов и требуемые к использованию интерфейсы подключения. У ПЛК Стабур модульная архитектура, возможно комплектовать под конкретные задачи.</text:p>
          </table:table-cell>
          <table:table-cell table:number-columns-repeated="32"/>
          <table:table-cell table:style-name="ce13" table:number-columns-repeated="16350"/>
        </table:table-row>
        <table:table-row table:style-name="ro1">
          <table:table-cell office:value-type="string" calcext:value-type="string">
            <text:p>Поддерживает ли ваше устройство <text:s/>(ПЛК СТАБУР) CANopen protocol (CiA 3.01 and CiA 4.08)?</text:p>
          </table:table-cell>
          <table:table-cell office:value-type="string" calcext:value-type="string">
            <text:p>ПЛК Стабур имеет 2 интерфейса CAN2.0 <text:s/>c поддержкой протоколов <text:s/>CANopen. Codesys заявляет поддержку CiA 3.01 and CiA 4.08</text:p>
          </table:table-cell>
          <table:table-cell table:number-columns-repeated="32"/>
          <table:table-cell table:style-name="ce13" table:number-columns-repeated="16350"/>
        </table:table-row>
        <table:table-row table:style-name="ro4">
          <table:table-cell office:value-type="string" calcext:value-type="string">
            <text:p>На какой шине работает контроллер</text:p>
          </table:table-cell>
          <table:table-cell office:value-type="string" calcext:value-type="string">
            <text:p>RS-485, Ethernet</text:p>
            <text:p>Протоколы: Modbus RTU/TCP, EtherCAT, CANopen, DMX512/RDM, Matter, Thread, ssh, sftp, openVPN</text:p>
            <text:p/>
          </table:table-cell>
          <table:table-cell table:number-columns-repeated="32"/>
          <table:table-cell table:style-name="ce13" table:number-columns-repeated="16350"/>
        </table:table-row>
        <table:table-row table:style-name="ro3">
          <table:table-cell office:value-type="string" calcext:value-type="string">
            <text:p>Какое время отработки запросов встраиваемых модулей?</text:p>
          </table:table-cell>
          <table:table-cell office:value-type="string" calcext:value-type="string">
            <text:p>от 5 до 20 ms  миллисекунд в зависимости от наполнения модулями. Время цикла программы менее 1 мкс.</text:p>
            <text:p/>
          </table:table-cell>
          <table:table-cell table:number-columns-repeated="32"/>
          <table:table-cell table:style-name="ce13" table:number-columns-repeated="16350"/>
        </table:table-row>
        <table:table-row table:style-name="ro7">
          <table:table-cell office:value-type="string" calcext:value-type="string">
            <text:p>Увидел, что есть поддержка Profinet. Есть ли реализации? Можете ли предоставить для примера рабочий проект проект Codesys, где есть устройства Profinet?</text:p>
          </table:table-cell>
          <table:table-cell office:value-type="string" calcext:value-type="string">
            <text:p>Протокол достаточно популярный и хотелось бы внедрить. Codesys из Смоленска фактически отказали во внедрении. Поэтому, видим пока три варианта:</text:p>
            <text:p>1. Предлагаем ПЛК с MasterPLC (в обиходе MasterSCADA), который поддерживает Profinet;</text:p>
            <text:p>2. Вариант использования пакета Codesys для контроллеров под Linux ARM, официально выпускаемый CODESYS Group (разработчиком Codesys). Для этого нужно пересобрать RootFS для ПЛК. Из плюсов - возможность использования более новых версий рантаймов Codesys, в т.ч. с поддержкой Profinet/Profibus. Из минусов - стоимость лицензий заметно выше, чем которые мы сейчас покупаем, и нужно иметь возможность покупать эти лицензии за рубежом.</text:p>
            <text:p>3. Создание программного шлюза существующего рантайма собственными силами. Под заказ на коммерческой основе.</text:p>
          </table:table-cell>
          <table:table-cell table:number-columns-repeated="32"/>
          <table:table-cell table:style-name="ce13" table:number-columns-repeated="16350"/>
        </table:table-row>
        <table:table-row table:style-name="ro3">
          <table:table-cell office:value-type="string" calcext:value-type="string">
            <text:p>Возможно ли работа панели на операционной системе AstraLinux в качестве клиента визуализации?</text:p>
          </table:table-cell>
          <table:table-cell office:value-type="string" calcext:value-type="string">
            <text:p>Возможно, необходимо проводить адаптацию</text:p>
          </table:table-cell>
          <table:table-cell table:number-columns-repeated="32"/>
          <table:table-cell table:style-name="ce13" table:number-columns-repeated="16350"/>
        </table:table-row>
        <table:table-row table:style-name="ro1">
          <table:table-cell office:value-type="string" calcext:value-type="string">
            <text:p>Какая операционная система установлена на ПЛК, HMI\пром. ПК?</text:p>
          </table:table-cell>
          <table:table-cell office:value-type="string" calcext:value-type="string">
            <text:p>Операционная система Linux-RT 5.10-RT (реального времени)</text:p>
          </table:table-cell>
          <table:table-cell table:number-columns-repeated="32"/>
          <table:table-cell table:style-name="ce13" table:number-columns-repeated="16350"/>
        </table:table-row>
        <table:table-row table:style-name="ro3">
          <table:table-cell office:value-type="string" calcext:value-type="string">
            <text:p><text:s/>Возможно ли использование сторонней SCADA-системы и\или использование своих языков программирования?</text:p>
          </table:table-cell>
          <table:table-cell office:value-type="string" calcext:value-type="string">
            <text:p>Возможно, необходимо проводить адаптацию.</text:p>
          </table:table-cell>
          <table:table-cell table:number-columns-repeated="32"/>
          <table:table-cell table:style-name="ce13" table:number-columns-repeated="16350"/>
        </table:table-row>
        <table:table-row table:style-name="ro2">
          <table:table-cell office:value-type="string" calcext:value-type="string">
            <text:p>Можем ли мы помимо визуализации Codesys 3.5 выводить на экран ПЛК через браузер WEB интерфейс Master SCADA 4D c внешнего сервера или Web интерфейсы альтернативного оборудования, при этом программа ПЛК продолжает исполняться параллельно. То есть проще говоря может ли ПЛК выполнять ещё функцию WEB панели. </text:p>
            <text:p/>
          </table:table-cell>
          <table:table-cell office:value-type="string" calcext:value-type="string">
            <text:p>Такое в данный момент невозможно, т.к. визуализация Codesys монопольно захватывает экран. У нас есть отдельный прибор - WEB-панель от 5 до 22 дюймов.</text:p>
            <text:p>Для моделей ПЛК 5, 7, 10 дюймов  - это панель (корпус) + модуль ETH232 + PS24.</text:p>
          </table:table-cell>
          <table:table-cell table:number-columns-repeated="32"/>
          <table:table-cell table:style-name="ce13" table:number-columns-repeated="16350"/>
        </table:table-row>
        <table:table-row table:style-name="ro3">
          <table:table-cell office:value-type="string" calcext:value-type="string">
            <text:p>Стандартный сетевой адрес ПЛК для подключения по Ethernet в слоте №1 - 10.0.0.1, маска 255.255.255.252?</text:p>
          </table:table-cell>
          <table:table-cell office:value-type="string" calcext:value-type="string">
            <text:p>Нет. По умолчанию для интерфейса eth0 включен DHCP. Приведенные вами настройки имеет интерфейс usb0</text:p>
          </table:table-cell>
          <table:table-cell table:number-columns-repeated="32"/>
          <table:table-cell table:style-name="ce13" table:number-columns-repeated="16350"/>
        </table:table-row>
        <table:table-row table:style-name="ro4">
          <table:table-cell office:value-type="string" calcext:value-type="string">
            <text:p>Можно ли каким-то образом сбросить сетевые настройки к базовым на ПЛК? Если нет, то можно ли увидеть сетевой адрес ПЛК в оболочке контроллера каким-то образом?</text:p>
          </table:table-cell>
          <table:table-cell office:value-type="string" calcext:value-type="string">
            <text:p>Подключите плк к компьютеру по usb. Появится виртуальный сетевой контроллер RNDIS. Ip плк 10.0.0.1, ip пк 10.0.0.2</text:p>
            <text:p>Подключитесь к плк по ssh с помощью, например, codesys,  windows power shell или putty. </text:p>
            <text:p>Настройки сетевого интерфейса eth0 находятся в /etc/systemd/network/10-eth.network. Либо настройте через конфигурационную утилиту</text:p>
          </table:table-cell>
          <table:table-cell table:number-columns-repeated="32"/>
          <table:table-cell table:style-name="ce13" table:number-columns-repeated="16350"/>
        </table:table-row>
        <table:table-row table:style-name="ro1">
          <table:table-cell office:value-type="string" calcext:value-type="string">
            <text:p>Можно ли к модулю DI подключать PNP-датчики, или же поддерживаются только NPN?</text:p>
          </table:table-cell>
          <table:table-cell office:value-type="string" calcext:value-type="string">
            <text:p>В общем случае можно. Для корректного ответа сообщите наименование датчика</text:p>
          </table:table-cell>
          <table:table-cell table:number-columns-repeated="32"/>
          <table:table-cell table:style-name="ce13" table:number-columns-repeated="16350"/>
        </table:table-row>
        <table:table-row table:style-name="ro1">
          <table:table-cell office:value-type="string" calcext:value-type="string">
            <text:p>Платы для ПЛК покрыты ли лаком? <text:s/></text:p>
          </table:table-cell>
          <table:table-cell office:value-type="string" calcext:value-type="string">
            <text:p>Нет</text:p>
          </table:table-cell>
          <table:table-cell table:number-columns-repeated="32"/>
          <table:table-cell table:style-name="ce13" table:number-columns-repeated="16350"/>
        </table:table-row>
        <table:table-row table:style-name="ro1">
          <table:table-cell office:value-type="string" calcext:value-type="string">
            <text:p>Являются ли платами для промышленного использования?</text:p>
          </table:table-cell>
          <table:table-cell office:value-type="string" calcext:value-type="string">
            <text:p>Являются.</text:p>
          </table:table-cell>
          <table:table-cell table:number-columns-repeated="32"/>
          <table:table-cell table:style-name="ce13" table:number-columns-repeated="16350"/>
        </table:table-row>
        <table:table-row table:style-name="ro2">
          <table:table-cell office:value-type="string" calcext:value-type="string">
            <text:p>Планы и возможные сроки по сертификации RT Linux</text:p>
          </table:table-cell>
          <table:table-cell office:value-type="string" calcext:value-type="string">
            <text:p>Про такие планы мне пока неизвестно. Мы действительно собираем "свой" Linux, но что нужно чтобы операционную систему внести в Реестр и насколько это реально в наших условиях нужно изучать.</text:p>
            <text:p/>
            <text:p>В части внесенного в реестр минцифры конфигуратора Стабур:</text:p>
            <text:p>Открываете реестр по ссылке https://reestr.digital.gov.ru/reestr/ , в фильтре набираете "Стабур" .Поиск выдает нашу реестровую запись, можно зайти внутрь и скачать её, во вложении.</text:p>
          </table:table-cell>
          <table:table-cell table:number-columns-repeated="32"/>
          <table:table-cell table:style-name="ce13" table:number-columns-repeated="16350"/>
        </table:table-row>
        <table:table-row table:style-name="ro1">
          <table:table-cell office:value-type="string" calcext:value-type="string">
            <text:p>Планы и возможные сроки по сертификации CODESYS ( с его переименованием )</text:p>
          </table:table-cell>
          <table:table-cell office:value-type="string" calcext:value-type="string">
            <text:p>Про такой ход тоже ничего не могу сказать, представляется сомнительным. Для этого мы адаптировали Masterscada.</text:p>
          </table:table-cell>
          <table:table-cell table:number-columns-repeated="32"/>
          <table:table-cell table:style-name="ce13" table:number-columns-repeated="16350"/>
        </table:table-row>
        <table:table-row table:style-name="ro1">
          <table:table-cell office:value-type="string" calcext:value-type="string">
            <text:p>Планы и возможные сроки по повышению защиты лицевой стороны (IP65 ?)</text:p>
          </table:table-cell>
          <table:table-cell office:value-type="string" calcext:value-type="string">
            <text:p>В ближайших планах нет.</text:p>
          </table:table-cell>
          <table:table-cell table:number-columns-repeated="32"/>
          <table:table-cell table:style-name="ce13" table:number-columns-repeated="16350"/>
        </table:table-row>
        <table:table-row table:style-name="ro3">
          <table:table-cell office:value-type="string" calcext:value-type="string">
            <text:p>Планы и возможные сроки по изготовлению защитных чехлов для обеспечения взрывозаищиты лицевой стороны</text:p>
          </table:table-cell>
          <table:table-cell office:value-type="string" calcext:value-type="string">
            <text:p>Пока в планах нет, можем задуматься, если речь пойдет о поставке партии от нескольких сотен приборов.</text:p>
          </table:table-cell>
          <table:table-cell table:number-columns-repeated="32"/>
          <table:table-cell table:style-name="ce13" table:number-columns-repeated="16350"/>
        </table:table-row>
        <table:table-row table:style-name="ro3">
          <table:table-cell office:value-type="string" calcext:value-type="string">
            <text:p>Планы, сроки, возможность доустановки VNC-server, <text:s/>для удаленного подключения к панели оператора.</text:p>
          </table:table-cell>
          <table:table-cell office:value-type="string" calcext:value-type="string">
            <text:p>Техническая возможность установки VNC-сервера на панели оператора есть. В планах нет, так же можем задуматься если будет массовая поставка.</text:p>
          </table:table-cell>
          <table:table-cell table:number-columns-repeated="32"/>
          <table:table-cell table:style-name="ce13" table:number-columns-repeated="16350"/>
        </table:table-row>
        <table:table-row table:style-name="ro7">
          <table:table-cell office:value-type="string" calcext:value-type="string">
            <text:p>Какой технический параметр количества циклов перезаписи по ТТХ для памяти 4ГБ eMMC HS200.</text:p>
          </table:table-cell>
          <table:table-cell office:value-type="string" calcext:value-type="string">
            <text:p>Память в этом смысле стандартная, только промышленного исполнения, сейчас производители мало кто приводит конкретные цифры, обычно это 1000 циклов записи в один сектор, но нужно иметь ввиду, что контроллер eMMC "размазывает" записи на все свободное пространство, т.е. повторная запись будет уже в другой сектор. Поэтому точное число циклов записи назвать невозможно, оно зависит от свободного пространства. Можно только сказать, если на eMMC писать каждую миллисекунду,</text:p>
            <text:p>она быстро умрет. Может за месяц или неделю. Для таких записей в нашем контроллере есть FRAM 8 Кб, где число записей практически не ограничено. Есть еще внешняя SD-карта, если она большого объема это пропорционально увеличивает ее ресурс. </text:p>
            <text:p>Можно поставить 128 Гб, это увеличит ресурс, грубо говоря в 32 раза по сравнению с внутренней eMMC.</text:p>
          </table:table-cell>
          <table:table-cell table:number-columns-repeated="32"/>
          <table:table-cell table:style-name="ce13" table:number-columns-repeated="16350"/>
        </table:table-row>
        <table:table-row table:style-name="ro3">
          <table:table-cell office:value-type="string" calcext:value-type="string">
            <text:p>где посмотреть данные о включении программного обеспечения СТАБУР в реестр Минцифры?</text:p>
          </table:table-cell>
          <table:table-cell office:value-type="string" calcext:value-type="string">
            <text:p>Открываете реестр по ссылке https://reestr.digital.gov.ru/reestr/ , в фильтре набираете "Стабур". Поиск выдает нашу реестровую запись, можно зайти внутрь и скачать её, во вложении.</text:p>
            <text:p/>
          </table:table-cell>
          <table:table-cell table:number-columns-repeated="32"/>
          <table:table-cell table:style-name="ce13" table:number-columns-repeated="16350"/>
        </table:table-row>
        <table:table-row table:style-name="ro1">
          <table:table-cell office:value-type="string" calcext:value-type="string">
            <text:p>Какое количество часов наработки дисплея на отказ?</text:p>
          </table:table-cell>
          <table:table-cell office:value-type="string" calcext:value-type="string">
            <text:p>50 000 часов</text:p>
          </table:table-cell>
          <table:table-cell table:number-columns-repeated="32"/>
          <table:table-cell table:style-name="ce13" table:number-columns-repeated="16350"/>
        </table:table-row>
        <table:table-row table:style-name="ro8">
          <table:table-cell office:value-type="string" calcext:value-type="string">
            <text:p>Просим предоставить мануал на панель Стабур 15. Требуется подтверждающий документ на панель Стабур 15 – по разрешению экрана; яркости, углу обзора, контрастности дисплея.</text:p>
          </table:table-cell>
          <table:table-cell office:value-type="string" calcext:value-type="string">
            <text:p>Разрешение указано в РЭ.</text:p>
            <text:p>Типовые значения для текущих 15"</text:p>
            <text:p>Яркость 500 кд</text:p>
            <text:p>Контрастность 2500</text:p>
            <text:p>Угол обзора по горизонтали +/- 88 градусов</text:p>
            <text:p>Угол обзора по вертикали +/- 88 градусов</text:p>
            <text:p/>
            <text:p>В РЭ эти параметры не включены потому что рынок дисплеев очень динамичен и совсем не факт что при следующей закупке мы купим точно такие же. Вторая причина - эти параметры достаточно сильно отличаются в зависимости от диагонали, </text:p>
            <text:p>т.к. один из главных критериев была цена.</text:p>
            <text:p/>
            <text:p>Можно ответить что мы не специфицируем данные параметры, предоставляем их по запросу и </text:p>
            <text:p>в серийно выпускаемых приборах на данный момент установлены TFT-панели с такими заявленными параметрами.</text:p>
            <text:p/>
          </table:table-cell>
          <table:table-cell table:number-columns-repeated="32"/>
          <table:table-cell table:style-name="ce13" table:number-columns-repeated="16350"/>
        </table:table-row>
        <table:table-row table:style-name="ro9">
          <table:table-cell office:value-type="string" calcext:value-type="string">
            <text:p>Прошу предоставить мне информацию о максимальном количестве подключаемых устройств к одной линии интерфейса RS485.</text:p>
          </table:table-cell>
          <table:table-cell office:value-type="string" calcext:value-type="string">
            <text:p>В наших модулях rs485 используется драйвер которой имеет нагрузку 1/8 UL.  Поэтому если линия правильно согласована, соответствует стандарту EIA/TIA-485 и остальные устройства имеют аналогичную нагрузку приемопередатчика, </text:p>
            <text:p>то теоретически  максимально возможное количество устройств будет составлять 256. Стоит учитывать, что возможное максимальное количество устройств в сети будет определяться устройством с наибольшей нагрузкой.</text:p>
          </table:table-cell>
          <table:table-cell table:number-columns-repeated="32"/>
          <table:table-cell table:style-name="ce13" table:number-columns-repeated="16350"/>
        </table:table-row>
        <table:table-row table:style-name="ro4">
          <table:table-cell office:value-type="string" calcext:value-type="string">
            <text:p>Чем отличается ПЛК Стабур 12 от панель оператора Стабур 12</text:p>
          </table:table-cell>
          <table:table-cell office:value-type="string" calcext:value-type="string">
            <text:p>ПЛК может быть без встраиваемых модулей, если модули внешние. </text:p>
            <text:p>- У ПЛК основная функция - управление объектом. И управлять он им может не только через встраиваемые модули, а и через внешние.</text:p>
            <text:p>- У панели основная функция отображение состояния объекта. </text:p>
          </table:table-cell>
          <table:table-cell table:number-columns-repeated="32"/>
          <table:table-cell table:style-name="ce13" table:number-columns-repeated="16350"/>
        </table:table-row>
        <table:table-row table:style-name="ro10">
          <table:table-cell office:value-type="string" calcext:value-type="string">
            <text:p>Вопрос о разнице между Web и обычной панели со средой MasterSCADA 4D</text:p>
          </table:table-cell>
          <table:table-cell office:value-type="string" calcext:value-type="string">
            <text:p>Клиент у MasterSCADA это действительно веб-браузер, который подключается к веб-визуализации рантайма MasterSCADA 4D. Т.е. визуализация разработана в MasterSCADA, а клиент просто ее отображает. Это и есть функция web-панели - отображение внешней визуализации.</text:p>
            <text:p/>
            <text:p>Функция панели оператора с MasterSCADA (или Codesys) предполагает разработку своей собственной визуализации и отображение ее на этой же панели.При этом другие web-панели так же могут подключаться к панели оператора на базе MasterSCADA (или Codesys) в качестве внешних клиентов показывая ту же самую или другую, запрограммированную на панели оператора на базе MasterSCADA (или Codesys) визуализацию.</text:p>
            <text:p/>
            <text:p>1. Сенсорная панель с визуализацией на MasterScada4d  –  имеет в своем составе среду исполнения, в том числе и для исполнения веб-визуализации, также веб-сервер для предоставления доступа к ней. Также в составе есть веб-браузер для ее отображения непосредственно на экране панели, на которой она запущена.</text:p>
            <text:p/>
            <text:p>2. Web-панель – это просто веб-браузер, с помощью которого можно отображать веб-визуализацию запущенную на удаленном веб-сервере (не на самой панели).</text:p>
            <text:p/>
            <text:p/>
          </table:table-cell>
          <table:table-cell table:number-columns-repeated="32"/>
          <table:table-cell table:style-name="ce13" table:number-columns-repeated="16350"/>
        </table:table-row>
        <table:table-row table:style-name="ro4">
          <table:table-cell office:value-type="string" calcext:value-type="string">
            <text:p>Относительно использования среды разработки Master SCADA 4D: вот здесь в MasterSCADA 4D приведены системные требования для этого ПО. При этом они не соответствуют тем, что указаны в присланном Вами буклете. Что можете прокомментировать?</text:p>
          </table:table-cell>
          <table:table-cell office:value-type="string" calcext:value-type="string">
            <text:p>Технические характеристики наших контроллеров одобрены разработчиками MasterSCADA 4D для ее использования на нашей аппаратной платформе. Клиент визуализации так же специально адаптирован под нашу платформу.</text:p>
          </table:table-cell>
          <table:table-cell table:number-columns-repeated="32"/>
          <table:table-cell table:style-name="ce13" table:number-columns-repeated="16350"/>
        </table:table-row>
        <table:table-row table:style-name="ro3">
          <table:table-cell office:value-type="string" calcext:value-type="string">
            <text:p>Указанные в буклете сведения о процессоре, ОЗУ, FLASH являются постоянными без наличия других вариантов исполнения?</text:p>
          </table:table-cell>
          <table:table-cell office:value-type="string" calcext:value-type="string">
            <text:p>Указанные параметры постоянные, изменение возможно для спецзаказа (условия обговариваются отдельно) при заказе партии товара от 100 шт.</text:p>
          </table:table-cell>
          <table:table-cell table:number-columns-repeated="32"/>
          <table:table-cell table:style-name="ce13" table:number-columns-repeated="16350"/>
        </table:table-row>
        <table:table-row table:style-name="ro4">
          <table:table-cell office:value-type="string" calcext:value-type="string">
            <text:p>Для каких проектов по автоматизации позиционируются данные изделия: отрасль, условный размер физических и/или цифровых сигналов, конкретные технологические установки (возможно, что просто универсальные, возможно, что имеется специализация)?</text:p>
          </table:table-cell>
          <table:table-cell office:value-type="string" calcext:value-type="string">
            <text:p>Локальная автоматизация, тепловые пункты, насосные станции, диспетчерские пункты и прочее</text:p>
          </table:table-cell>
          <table:table-cell table:number-columns-repeated="32"/>
          <table:table-cell table:style-name="ce13" table:number-columns-repeated="16350"/>
        </table:table-row>
        <table:table-row table:style-name="ro4">
          <table:table-cell office:value-type="string" calcext:value-type="string">
            <text:p>Как получить код процессора - Серийный номер процессора <text:s/>для установки Мастерскада?</text:p>
          </table:table-cell>
          <table:table-cell office:value-type="string" calcext:value-type="string">
            <text:p>Из консоли прибора выполнить команду:  dmesg | grep "rockchip-cpuinfo cpuinfo: Serial"</text:p>
            <text:p>Подключение к консоли описано в РЭ.</text:p>
            <text:p/>
          </table:table-cell>
          <table:table-cell table:number-columns-repeated="32"/>
          <table:table-cell table:style-name="ce13" table:number-columns-repeated="16350"/>
        </table:table-row>
        <table:table-row table:style-name="ro1">
          <table:table-cell office:value-type="string" calcext:value-type="string">
            <text:p>Вопрос про модуль термопары, у него есть логика обрыва термопар? </text:p>
          </table:table-cell>
          <table:table-cell office:value-type="string" calcext:value-type="string">
            <text:p>Да, есть</text:p>
          </table:table-cell>
          <table:table-cell table:number-columns-repeated="32"/>
          <table:table-cell table:style-name="ce13" table:number-columns-repeated="16350"/>
        </table:table-row>
        <table:table-row table:style-name="ro1">
          <table:table-cell office:value-type="string" calcext:value-type="string">
            <text:p>Могут одновременно работать интерфейс RS 485 и Ethernet?</text:p>
          </table:table-cell>
          <table:table-cell office:value-type="string" calcext:value-type="string">
            <text:p>Да, одновременная работа предусмотрена. В ПЛК/ПО/ПК 5,7,10 - <text:s/>при установке модулей ETH232- и RS485 - 2 порта, в ПЛК/ПО/ПК - в базу входят 1 Ethernet + 3 RS485</text:p>
          </table:table-cell>
          <table:table-cell table:number-columns-repeated="32"/>
          <table:table-cell table:style-name="ce13" table:number-columns-repeated="16350"/>
        </table:table-row>
        <table:table-row table:style-name="ro9">
          <table:table-cell office:value-type="string" calcext:value-type="string">
            <text:p>Вы нам можете продавать отдельно лицензии на ПО мастерскаду не в составе ваших панелей оператора? А например для наших АРМ операторов (стационарных компьютеров не вашей поставки)? Или у вас соглашение с производителем мастерскады что вы можете поставлять их мастерскаду только в составе вашего оборудования но никак не отдельно?</text:p>
          </table:table-cell>
          <table:table-cell office:value-type="string" calcext:value-type="string">
            <text:p>Мы можем продавать только лицензии, которые касаются ПЛК – MasterPLC, если у заказчика отдельный АРМ с MasterSCADA, (не MasterPLC), то продавать эти лицензии могут только официальные дистрибьюторы MasterSCADA.</text:p>
            <text:p><text:a xlink:href="https://iek-digital.ru/getfile/1746/?show=y" xlink:type="simple">https://iek-digital.ru/getfile/1746/?show=y</text:a></text:p>
          </table:table-cell>
          <table:table-cell table:number-columns-repeated="32"/>
          <table:table-cell table:style-name="ce13" table:number-columns-repeated="16350"/>
        </table:table-row>
        <table:table-row table:style-name="ro11">
          <table:table-cell office:value-type="string" calcext:value-type="string">
            <text:p>Как откалибровать прибор?</text:p>
          </table:table-cell>
          <table:table-cell office:value-type="string" calcext:value-type="string">
            <text:p>Информация есть в руководстве по эксплуатации </text:p>
            <text:p>Откалибровать экран:</text:p>
            <text:p/>
            <text:p>CodeSYS:</text:p>
            <text:p>ts_calibrate</text:p>
            <text:p/>
            <text:p>MasterSCADA 4D:</text:p>
            <text:p>rm /etc/pointercal.xinput</text:p>
            <text:p>DISPLAY=:0 /usr/bin/xinput_calibrator_once.sh</text:p>
          </table:table-cell>
          <table:table-cell table:number-columns-repeated="32"/>
          <table:table-cell table:style-name="ce13" table:number-columns-repeated="16350"/>
        </table:table-row>
        <table:table-row table:style-name="ro7">
          <table:table-cell office:value-type="string" calcext:value-type="string">
            <text:p>У ПЛК есть процессы, где цикл программы должен быть коротким — до 1 секунды, а также процессы, где требуется очень быстрый опрос датчиков и работа с модулями — на уровне микросекунд. Важно понять, обеспечит ли ПЛК СТАБУР необходимую производительность. </text:p>
            <text:p>Отдельный вопрос вызывает то, что СТАБУР работает под Linux — не скажется ли это на скорости работы контроллера?</text:p>
            <text:p/>
          </table:table-cell>
          <table:table-cell office:value-type="string" calcext:value-type="string">
            <text:p>ПЛК СТАБУР оснащён четырёхъядерным процессором с частотой 2 ГГц на каждое ядро. Проект можно организовать с разделением задач как по физическим ядрам (например, вынести опрос датчиков на отдельное ядро), так и по параллельным задачам с назначением приоритетов.</text:p>
            <text:p/>
            <text:p>Наличие ОС Linux в первую очередь влияет на время загрузки контроллера, но при работе загруженной программы ключевую роль играет производительность процессора и архитектуры системы. У ПЛК СТАБУР встроенные модули подключены к внутренней последовательной шине, и скорость опроса каждого модуля составляет порядка 1 мс на модуль.</text:p>
          </table:table-cell>
          <table:table-cell table:number-columns-repeated="32"/>
          <table:table-cell table:style-name="ce13" table:number-columns-repeated="16350"/>
        </table:table-row>
        <table:table-row table:style-name="ro4">
          <table:table-cell office:value-type="string" calcext:value-type="string">
            <text:p>Насколько чистыми должны быть помещения для работы ПЛК СТАБУР? Подходит ли использование в условиях сварочного производства, где присутствуют газы и пыль? Какие требования предъявляются к шкафам?</text:p>
          </table:table-cell>
          <table:table-cell office:value-type="string" calcext:value-type="string">
            <text:p>ПЛК СТАБУР не предназначены для установки непосредственно в агрессивной среде, так как задняя часть прибора имеет степень защиты IP20. Лицевая часть выполнена с защитой IP54, поэтому на производствах с пылью и газами допускается монтаж ПЛК в герметичных шкафах.</text:p>
          </table:table-cell>
          <table:table-cell table:number-columns-repeated="32"/>
          <table:table-cell table:style-name="ce13" table:number-columns-repeated="16350"/>
        </table:table-row>
        <table:table-row table:style-name="ro3">
          <table:table-cell office:value-type="string" calcext:value-type="string">
            <text:p>Как работают GSM- и Wi-Fi-модули ПЛК СТАБУР в условиях наших предприятий? С учётом уровня промышленных помех не будет ли проблем со связью?</text:p>
          </table:table-cell>
          <table:table-cell office:value-type="string" calcext:value-type="string">
            <text:p>Зависит от уровня помех, их спектра и уровня сигнала беспроводной сети. В ПЛК Стабур используются промышленные модули GSM и WiFi с управляемыми сигналами сброса и с возможностью подключения внешних антенн, которые можно расположить в наиболее благоприятном месте.</text:p>
          </table:table-cell>
          <table:table-cell table:number-columns-repeated="32"/>
          <table:table-cell table:style-name="ce13" table:number-columns-repeated="16350"/>
        </table:table-row>
        <table:table-row table:style-name="ro6">
          <table:table-cell office:value-type="string" calcext:value-type="string">
            <text:p>Возможно ли программное отключение сенсора на экране ПЛК?</text:p>
          </table:table-cell>
          <table:table-cell office:value-type="string" calcext:value-type="string">
            <text:p>Да, возможно:</text:p>
            <text:p/>
            <text:p>1. Через udev, закомментировав строки в /etc/udev/rules.d/touchscreen.rules и перезагрузив контроллер. Тогда тачскрин отключится на всем контроллере.</text:p>
            <text:p/>
            <text:p>2. В сервисе запуска Codesys /etc/systemd/system/multi-user.target.wants/codesys.service </text:p>
            <text:p>Закомментировать переменную среды Environment=TSLIB_TSDEVICE=/dev/input/touchscreen0,</text:p>
            <text:p>затем перезагрузить контроллер, либо только сервис: systemctl daemon-reload &amp;&amp; systemctl restart codesys. Тогда тачскрин отключится только в Codesys.</text:p>
          </table:table-cell>
          <table:table-cell table:number-columns-repeated="32"/>
          <table:table-cell table:style-name="ce13" table:number-columns-repeated="16350"/>
        </table:table-row>
        <table:table-row table:style-name="ro1">
          <table:table-cell office:value-type="string" calcext:value-type="string">
            <text:p>Есть ли Web-визуализация на панелях оператора?</text:p>
          </table:table-cell>
          <table:table-cell table:style-name="ce15" office:value-type="string" calcext:value-type="string">
            <text:p>Да, web-визуализация на панелях оператора есть, и на базе Codesys, и на базе MasterSCADA. </text:p>
          </table:table-cell>
          <table:table-cell table:number-columns-repeated="32"/>
          <table:table-cell table:style-name="ce13" table:number-columns-repeated="16350"/>
        </table:table-row>
        <table:table-row table:style-name="ro5">
          <table:table-cell table:style-name="ce14" office:value-type="string" calcext:value-type="string">
            <text:p>Можно ли на панели развернуть базу данных для хранения и последующей выгрузки данных в csv файл на usb накопитель? Также в идеале реализовать просмотр некоторых параметров базы данных с самой панели оператора. </text:p>
          </table:table-cell>
          <table:table-cell table:style-name="ce20" office:value-type="string" calcext:value-type="string">
            <text:p>Да, можно.</text:p>
            <text:p/>
            <text:p>CodeSYS – eсть встроенная в Codesys Sqlite, либо надо писать свой драйвер под БД, особенно если БД снаружи. </text:p>
            <text:p/>
            <text:p>MasterSCADA 4D – использовать встроенный архив MasterSCADA (внутренняя БД) → на панели делать ручный/автоматический экспорт архива в CSV на смонтированный USB (GUI или скрипт). </text:p>
            <text:p/>
            <text:p>Правильно для производства – хранить архивы в внешней PostgreSQL на сервере</text:p>
          </table:table-cell>
          <table:table-cell table:style-name="ce20" table:number-columns-repeated="11"/>
          <table:table-cell table:style-name="ce22"/>
          <table:table-cell table:style-name="ce20" table:number-columns-repeated="16370"/>
        </table:table-row>
        <table:table-row table:style-name="ro3">
          <table:table-cell table:style-name="ce15" office:value-type="string" calcext:value-type="string">
            <text:p>Задействован ли графический ускоритель для ускорения hmi в контроллерах СТАБУР? </text:p>
          </table:table-cell>
          <table:table-cell table:style-name="ce15" office:value-type="string" calcext:value-type="string">
            <text:p>Да, в ПЛК СТАБУР задействован встроенный в процессор RK3568 графический ускоритель, который используется для ускорения HMI. Это положительно сказывается на скорости отрисовки мнемосхем и плавности работы интерфейсов. </text:p>
          </table:table-cell>
          <table:table-cell table:number-columns-repeated="32"/>
          <table:table-cell table:style-name="ce13" table:number-columns-repeated="16350"/>
        </table:table-row>
        <table:table-row table:style-name="ro4">
          <table:table-cell table:style-name="ce15" office:value-type="string" calcext:value-type="string">
            <text:p>Доступен ли в плк для интеграторов механизм расширения, известный, как extern c library?</text:p>
          </table:table-cell>
          <table:table-cell office:value-type="string" calcext:value-type="string">
            <text:p>Такой механизм доступен. Интеграторы могут подключать собственные библиотеки на языке С. </text:p>
            <text:p>Однако есть нюанс: для версии рантайма 3.5.16 полный SDK разработчика официально не распространяется. Его можно получить только у «Пролога». Теоретически возможно собрать библиотеки вручную (при наличии заголовочных файлов, тулчейна и системы автосборки), но это потребует дополнительных усилий. </text:p>
          </table:table-cell>
          <table:table-cell table:number-columns-repeated="32"/>
          <table:table-cell table:style-name="ce13" table:number-columns-repeated="16350"/>
        </table:table-row>
        <table:table-row table:style-name="ro3">
          <table:table-cell table:style-name="ce15" office:value-type="string" calcext:value-type="string">
            <text:p>Доступно ли использование SysTask и SysProcess? </text:p>
          </table:table-cell>
          <table:table-cell table:style-name="ce15" office:value-type="string" calcext:value-type="string">
            <text:p>Обе библиотеки доступны и успешно работают в текущей версии рантайма (3.5.16). Это позволяет интеграторам управлять потоками, вызывать процессы ОС и расширять стандартные возможности контроллера. </text:p>
          </table:table-cell>
          <table:table-cell table:number-columns-repeated="32"/>
          <table:table-cell table:style-name="ce13" table:number-columns-repeated="16350"/>
        </table:table-row>
        <table:table-row table:style-name="ro9">
          <table:table-cell table:style-name="ce15" office:value-type="string" calcext:value-type="string">
            <text:p>Есть ли возможность поставки ПЛК СТАБУР с поддержкой Codesys с SoftMotion? </text:p>
          </table:table-cell>
          <table:table-cell office:value-type="string" calcext:value-type="string">
            <text:p>На сегодня, можем предложить только компромиссное решение для задействования компонентов SoftMotion (кинематических осей) : Промышленный компьютер на базе ARM https://psve.ru/katalog-promyshlennye-kontrollery-stabur (ubuntu 24.05 lts minimal + пакетный менеджер) далее самостоятельно закупаются устанавливаются пакеты Codesys Control for linux ARM SL 4.11 <text:s text:c="3"/>0 euro Codesys Control Standart S <text:s text:c="4"/>240 euro + НДС (поддержка EtherCAT и мин набора модулей) Codesys SoftMotion Axes (4) <text:s/>320 euro + НДС (комплект с поддержкой 4 осей или другой на сколько необходимо) Дисклеймер: какого-либо тестирования работы с SoftMotion компонентом не производилось, но потенциально его работа возможна.</text:p>
          </table:table-cell>
          <table:table-cell table:number-columns-repeated="32"/>
          <table:table-cell table:style-name="ce13" table:number-columns-repeated="16350"/>
        </table:table-row>
        <table:table-row table:style-name="ro2">
          <table:table-cell table:style-name="ce15" office:value-type="string" calcext:value-type="string">
            <text:p>Возможно ли установить антивирусное ПО на Панель оператора?</text:p>
          </table:table-cell>
          <table:table-cell office:value-type="string" calcext:value-type="string">
            <text:p>Да, можем собрать спец сборку с антивирусом, но желательно испытать ее работу до пром. эксплуатации.  </text:p>
            <text:p>От Вас нужен дистрибутив антивируса (либо оценочный дистрибутив антивируса, или хотя бы его название).   </text:p>
            <text:p>В сборке c MasterScada 4D свободно 2,5 ГБ на флеш накопителе, и где-то 512 MБ ОЗУ (надо учитывать системные требования антивируса).   Есть более продвинутые версии панелей оператора с 4 ГБ ОЗУ и 32 ГБ флеш. (реализация начнется в 2026 году)  </text:p>
            <text:p>Тестируется сборка с RedOS, возможно будет установка антивируса из репозитория.</text:p>
          </table:table-cell>
          <table:table-cell table:number-columns-repeated="32"/>
          <table:table-cell table:style-name="ce13" table:number-columns-repeated="16350"/>
        </table:table-row>
        <table:table-row table:style-name="ro3">
          <table:table-cell office:value-type="string" calcext:value-type="string">
            <text:p>Почему у тач-панели присутствует дребезг, как его уменьшить?</text:p>
          </table:table-cell>
          <table:table-cell table:style-name="ce15" office:value-type="string" calcext:value-type="string">
            <text:p>Дребезг связан с отсутствием фильтрации событий у библиотеки устройств ввода libinput Xorg. В отличие от мыши, у тач-панели данные зашумлены, таковы аппаратные особенности устройств. Параметры фильтрации тач-панели теперь можно менять в /etc/ts.conf.</text:p>
          </table:table-cell>
          <table:table-cell table:number-columns-repeated="32"/>
          <table:table-cell table:style-name="ce13" table:number-columns-repeated="16350"/>
        </table:table-row>
        <table:table-row table:style-name="ro2">
          <table:table-cell office:value-type="string" calcext:value-type="string">
            <text:p>Как проверить лицензию CODESYS?</text:p>
          </table:table-cell>
          <table:table-cell office:value-type="string" calcext:value-type="string">
            <text:p>1. Зайти в консоль по ssh выполнить команду systemctl status codesys - в выводе команды должна отсутствовать строка No licence found! RTS will be shutdown in ... (обновление статуса раз в 10 сек после перезапуска runtime) </text:p>
            <text:p/>
            <text:p>2. Самый простой способ перевести время на ПЛК на +- 5 часов, если перезагрузился - лицензии нет . </text:p>
            <text:p/>
          </table:table-cell>
          <table:table-cell table:number-columns-repeated="32"/>
          <table:table-cell table:style-name="ce13" table:number-columns-repeated="16350"/>
        </table:table-row>
        <table:table-row table:style-name="ro4">
          <table:table-cell office:value-type="string" calcext:value-type="string">
            <text:p>Есть номер или сокращенная версия технических условий, по которым изготовлены приборы?</text:p>
          </table:table-cell>
          <table:table-cell office:value-type="string" calcext:value-type="string">
            <text:p>ТУ 26.51.70-001-85445502-2024 Программируемый логический контроллер ПЛК;</text:p>
            <text:p>ТУ 26.51.70-002-85445502-2024 Промышленные контроллеры ПК;</text:p>
            <text:p>ТУ 26.51.70-003-85445502-2024 Панель оператора ПО.</text:p>
          </table:table-cell>
          <table:table-cell table:number-columns-repeated="32"/>
          <table:table-cell table:style-name="ce13" table:number-columns-repeated="16350"/>
        </table:table-row>
        <table:table-row table:style-name="ro12">
          <table:table-cell table:style-name="ce16" office:value-type="string" calcext:value-type="string">
            <text:p>При тестирование панели по ModbusTCP и OPC UA столкнулся с следующей проблемой: при открытии окна с привязанными тегами объекта, происходит обнуление значений тегов на стороне другого устройства, хотя перед открытием значения тегов были не нулевые. Можете, пожалуйста, подсказать, как можно сделать так, чтобы обнуление тегов не происходило, а считывался текущее значение с тегов? </text:p>
            <text:p/>
            <text:p/>
            <text:p><text:span text:style-name="T1">Проблема заключается в том что при старте панели а так же при работе, панель периодически отправляет в ПЛК «0» значения, тем самым сбрасывает настройки ПЛК. Настройка драйвера «Задержка записи при старте опроса(циклов)» результата не дает. </text:span></text:p>
          </table:table-cell>
          <table:table-cell office:value-type="string" calcext:value-type="string">
            <text:p>Да, такое поведение встречается. Причина почти всегда в механике записи при запуске: при способе записи = «По изменению» выходные каналы считают начальное значение (часто 0) «изменением» и отправляют запись 0 в слейв сразу после старта/подключения клиента или при первой инициализации параметров.</text:p>
            <text:p/>
            <text:p>Почему это происходит</text:p>
            <text:p>- Способ записи = «По изменению» у протокола/модуля/устройства: запись уходит при любом изменении значения выходного канала. На старте значение параметра переходит из «неинициализировано» в 0 — это трактуется как изменение, и выполняется Modbus Write (0).</text:p>
            <text:p>- Наслоение источников записи: программы FBD/ST/C#, HMI-элементы ввода (если настроены на немедленную запись), возможные «инициализационные» действия в окнах при открытии.</text:p>
            <text:p>- Вы это подтвердили тестом с Modbus Poll (в роли сервера): запись приходит со стороны Master (панель/RT), то есть источник — проект/RT, а не устройство.</text:p>
            <text:p/>
            <text:p>Что проверить и как исправить</text:p>
            <text:p>1) Способ записи</text:p>
            <text:p>- На уровне протокола Modbus (или модуля/устройства) временно установите «Способ записи» = «По условию». Появится вход «Записать» (BOOL) — записи уйдут только по фронту этого сигнала. Держите его FALSE до завершения инициализации/первого чтения.</text:p>
            <text:p>- Альтернатива: для критичных регистров, где запись не должна идти автоматически, задайте «Способ записи» = «По условию» только на этих элементах (модуль/устройство/конкретные каналы).</text:p>
            <text:p/>
            <text:p>2) Доступ (направление) каналов</text:p>
            <text:p>- Массово переведите все каналы в ReadOnly, кроме тех, что должны управлять устройством (через Редактор каналов и групповые операции). Это исключит любые «случайные» записи.</text:p>
            <text:p>- Проверьте, нет ли дублирующих выходных каналов на те же адреса.</text:p>
            <text:p/>
            <text:p>3) Инициализация/клиент HMI</text:p>
            <text:p>- Исключите запись при открытии окон: элементы ввода должны писать только после действия пользователя (для «Числовой ввод» по умолчанию запись по первому изменению пользователем; избегайте автоустановок значений в событиях OnOpen и т.п.).</text:p>
            <text:p>- Если есть логика инициализации в программах (ST/FBD/C#), введите флаг «Initialized» и пропускайте любые записи, пока не произойдёт первое успешное чтение с устройства.</text:p>
            <text:p/>
            <text:p>4) Логирование для доказательной базы</text:p>
            <text:p>- Включите расширенный лог RT, воспроизведите старт и посмотрите, какие именно записи уходят:</text:p>
            <text:p>- Windows: добавьте узлу «Параметры запуска RT» код /t, запустите, затем изучите C:\ProgramData\MPSSoft\MasterSCADA4D_RT\rt\logs\[YYYY]_[MM]_[DD].txt</text:p>
            <text:p>- Linux: при установке RT используйте ключ --enable-log; логи в /var/log/mplc4</text:p>
            <text:p>- Лог покажет команды записи (FC 0x05/0x06/0x0F/0x10) с адресами и данными (0x0000).</text:p>
            <text:p/>
            <text:p>5) Технические мелочи по Modbus</text:p>
            <text:p>- Убедитесь, что вы не смешали read/write области и что «Макс. интервал неиспользуемых регистров» (на чтение) не влияет на ваши write-группы (обычно не влияет, но проверьте адреса и типы).</text:p>
            <text:p>- Для битов предпочтительнее работать через WORD (упаковка/распаковка), чтобы снизить сетевую активность и исключить лишние записи отдельными функциями.</text:p>
            <text:p/>
            <text:p>Минимальный план изменений</text:p>
            <text:p>- У протокола Modbus TCP (или у нужного модуля/устройства) установить «Способ записи» = «По условию».</text:p>
            <text:p>- Добавить BOOL-параметр [Записать] и подавать единичный импульс только после «Initialized = TRUE» (после первого успешного чтения).</text:p>
            <text:p>- Перевести все каналы, где запись не нужна, в ReadOnly групповой операцией.</text:p>
            <text:p>- Перепроверить окна HMI на предмет автозаписи при старте. Также посмотрите статью про retain переменные:<text:a xlink:href="https://support.iek-digital.ru/ru/knowledge_base/article/77/category/10/" xlink:type="simple">https://support.iek-digital.ru/ru/knowledge_base/article/77/category/10/</text:a></text:p>
            <text:p>Ссылки на соответствующие разделы</text:p>
            <text:p>- Способ записи (описание): &gt; MasterChat Pro: <text:a xlink:href="https://support.mps-soft.ru/Help-web/sv_zadacha_protokolov.html" xlink:type="simple">https://support.mps-soft.ru/Help-web/sv_zadacha_protokolov.html</text:a></text:p>
            <text:p>- Modbus TCP (общие рекомендации): <text:a xlink:href="https://support.mps-soft.ru/Help-web/rek_modbus_tcp.html" xlink:type="simple">https://support.mps-soft.ru/Help-web/rek_modbus_tcp.html</text:a></text:p>
            <text:p>- Изменение настроек Modbus в RT: <text:a xlink:href="https://support.mps-soft.ru/Help-web/izmenenie_nastroek_modbus_v_rt.html" xlink:type="simple">https://support.mps-soft.ru/Help-web/izmenenie_nastroek_modbus_v_rt.html</text:a></text:p>
            <text:p>- Редактор каналов и групповые операции: <text:a xlink:href="https://support.mps-soft.ru/Help-web/redaktor_kanalov.html" xlink:type="simple">https://support.mps-soft.ru/Help-web/redaktor_kanalov.html</text:a></text:p>
            <text:p>- Рекомендации по ОВЕН ПЛК1xx (организация переменных): <text:a xlink:href="https://support.mps-soft.ru/Help-web/rek_po_organizacii_peremennih_modbus_owen1xx.html" xlink:type="simple">https://support.mps-soft.ru/Help-web/rek_po_organizacii_peremennih_modbus_owen1xx.html</text:a></text:p>
            <text:p>- Числовой ввод (поведение записи пользователем): <text:a xlink:href="https://support.mps-soft.ru/Help-web/graficheskiy_element__inkrement.html" xlink:type="simple">https://support.mps-soft.ru/Help-web/graficheskiy_element__inkrement.html</text:a> </text:p>
          </table:table-cell>
          <table:table-cell table:number-columns-repeated="32"/>
          <table:table-cell table:style-name="ce13" table:number-columns-repeated="16350"/>
        </table:table-row>
        <table:table-row table:style-name="ro9">
          <table:table-cell table:style-name="ce17" office:value-type="string" calcext:value-type="string">
            <text:p>В нашем варианте не удобно устанавливать модули входов/выходов непосредственно в ПЛК, тк панель вынесена от шкафа. Планируем приобреатать модули овен, поддерживает ли Стабур 12 Modbus TCP?</text:p>
          </table:table-cell>
          <table:table-cell office:value-type="string" calcext:value-type="string">
            <text:p>Да, стандартный Modbus TCP Master 3S доступен, codesys runtime 3.5.16.40.</text:p>
            <text:p/>
            <text:p>Но если нужен CAN, он выводится именно через модуль устанавливаемый в</text:p>
            <text:p>корзину, на нем питание с изоляцией и два драйвера CAN</text:p>
          </table:table-cell>
          <table:table-cell table:number-columns-repeated="32"/>
          <table:table-cell table:style-name="ce13" table:number-columns-repeated="16350"/>
        </table:table-row>
        <table:table-row table:style-name="ro4">
          <table:table-cell office:value-type="string" calcext:value-type="string">
            <text:p>Можете еще подсказать будут ли доступны для чтения и записи параметры сервопривода в случае подключения к Стабур 12 через EtherCat. SoftMotion не трогаем. Просто как высокоскоростной интерфейс, вместо Modbus или Canopen?</text:p>
          </table:table-cell>
          <table:table-cell office:value-type="string" calcext:value-type="string">
            <text:p>Да, EtherCAT_Master (3.5.11.0) доступен, XML файл описания устройства</text:p>
            <text:p>можно загрузить через репозиторий устройств.</text:p>
          </table:table-cell>
          <table:table-cell table:number-columns-repeated="32"/>
          <table:table-cell table:style-name="ce13" table:number-columns-repeated="16350"/>
        </table:table-row>
        <table:table-row table:style-name="ro4">
          <table:table-cell office:value-type="string" calcext:value-type="string">
            <text:p>Что такое "Точка" в MasterSCADA 4D?</text:p>
          </table:table-cell>
          <table:table-cell office:value-type="string" calcext:value-type="string">
            <text:p>Точка - это задействованный канал, какого-либо протокола, а также все каналы группы "Внешние каналы". Задействованным каналом считается тот, который имеет связи или архивируется. Под общим количеством точек понимается количество всех переменных, получаемых от встроенных драйверов или внешних OPC-серверов. Их можно увидеть в узле, нажав ЛКМ два раза по узлу.</text:p>
          </table:table-cell>
          <table:table-cell table:number-columns-repeated="32"/>
          <table:table-cell table:style-name="ce13" table:number-columns-repeated="16350"/>
        </table:table-row>
        <table:table-row table:style-name="ro2">
          <table:table-cell office:value-type="string" calcext:value-type="string">
            <text:p>Как в таком случае понять какие каналы засчитываются как точки в конфигурации проекта? </text:p>
          </table:table-cell>
          <table:table-cell office:value-type="string" calcext:value-type="string">
            <text:p>Стоит рассмотреть для начала что все же является точкой.</text:p>
            <text:p/>
            <text:p>Точка - это канал в протоколе, у которого есть исходящая или входящая связь.</text:p>
            <text:p>Точка - это вход/выход канала, у которого есть свои исходящие или входящие связи (но этих связей нет у самого канала).</text:p>
            <text:p>Точка - это архивирование любых составляющих канала. Например, архивирование входа, выхода. Подробнее: <text:a xlink:href="https://support.iek-digital.ru/ru/knowledge_base/article/72/category/10/" xlink:type="simple">https://support.iek-digital.ru/ru/knowledge_base/article/72/category/10/</text:a></text:p>
          </table:table-cell>
          <table:table-cell table:number-columns-repeated="32"/>
          <table:table-cell table:style-name="ce13" table:number-columns-repeated="16350"/>
        </table:table-row>
        <table:table-row table:style-name="ro13">
          <table:table-cell office:value-type="string" calcext:value-type="string">
            <text:p>1. Лицензирование осуществляется на внешние точки ввода-вывода? </text:p>
            <text:p>2. Существует ли градация между точками разных каналов OPC UA, MODBUS RTU, MODBUS TCP?</text:p>
            <text:p>3. Могут ли "перетекать" лицензии между разными протоколами?</text:p>
            <text:p>4. Существует ли нелицензируемый объем тегов?</text:p>
            <text:p>5. Есть ли ограничения по количеству тегов передаваемых в базу данных, если отдельно куплена лицензия СУБД?</text:p>
            <text:p>6. Каким образом можно расширить лицензию, если куплена на меньшее количество точек?</text:p>
            <text:p>7. Существует ли возможность организации собственного канала (протокола) к примеру через .NET, каким образом осуществляется лицензирование в таком случае?</text:p>
          </table:table-cell>
          <table:table-cell office:value-type="string" calcext:value-type="string">
            <text:p>Что такое точка лицензирования (также тег, но не путать с тегом из дерева объектов): https://support.iek-digital.ru/ru/knowledge_base/article/25/category/3</text:p>
            <text:p/>
            <text:p>То есть за точку лицензирования считается канал, который архивируется или имеет связь с параметром.</text:p>
            <text:p/>
            <text:p/>
            <text:p>Переменные (параметры, теги) внутри дерева объектов никак не лицензируются. </text:p>
            <text:p/>
            <text:p/>
            <text:p>Если один регистр будет одним каналом, имеющим связь с параметром, то будет 3200 точек лицензирования, соответственно. То есть да, в таком случае потребуется лицензия на 5000 точек. </text:p>
            <text:p/>
            <text:p> </text:p>
            <text:p>Точки для всех источников считаются одинаково (только у протокола BacNet есть свои особенности). </text:p>
            <text:p/>
            <text:p>Точки перетекать не могут. То есть, если у Вас приобретена лицензия (очень условно) на 1000 точке MQTT и 1000 точек Profinet, то Вы не сможете задействовать 1500 точек MQTT и 500 точек Profinet.</text:p>
            <text:p/>
            <text:p>При этом все OPC и Modbus не имеют ограничений в рамках общего количества приобретённых точек: https://iek-digital.ru/getfile/3108/?show=y</text:p>
            <text:p/>
            <text:p> </text:p>
            <text:p>Если определённый протокол не приобретён, то по нему будет доступно только 32 точки.</text:p>
            <text:p/>
            <text:p/>
            <text:p>Если передача в БД ведётся через основной архив данных или основной архив сообщений, то точки не учитываются:</text:p>
            <text:p/>
            <text:p>https://support.mps-soft.ru/Help-web/index.html?arhiv_dannwh.html</text:p>
            <text:p/>
            <text:p>Если нужна работа с внешней БД через протокол, то точки учитываются стандартным способом:</text:p>
            <text:p/>
            <text:p> https://support.mps-soft.ru/Help-web/index.html?rabota_s_bd.html</text:p>
            <text:p/>
            <text:p/>
            <text:p>Докупить лицензию можно оплатив разницу с текущей, если прошёл год с момента приобретения, то нужно будет докупить возможность обновления (15.5 т.р. на текущий момент).</text:p>
            <text:p/>
            <text:p>Если каналы протокола попадают в дерево системы, а оттуда получают связь с параметром, то будет лицензироваться как сказано выше. Если будет применяться, например, API, то там есть свои особенности. Тут нужен конкретный пример.</text:p>
          </table:table-cell>
          <table:table-cell table:number-columns-repeated="12"/>
          <table:table-cell table:style-name="Default" table:number-columns-repeated="20"/>
          <table:table-cell table:style-name="ce13" table:number-columns-repeated="16350"/>
        </table:table-row>
        <table:table-row table:style-name="ro2">
          <table:table-cell table:style-name="ce18" office:value-type="string" calcext:value-type="string">
            <text:p>Добрый день. Подскажите поддерживает ли ПЛК СТАБУР активацию доп. лицензий в codesys? </text:p>
          </table:table-cell>
          <table:table-cell office:value-type="string" calcext:value-type="string">
            <text:p>Наш runtime адаптирован(создан) когда-то официальным представителем 3S Software - ООО "Пролог" и относится  к prolog store, </text:p>
            <text:p>С вероятностью 99,9% ключи подписанные codesys store туда НЕ подойдут (подойдут ли лицензии подписанные ООО "Пролог" большой вопрос, который надо задавать им отдельно)</text:p>
            <text:p/>
            <text:p>Есть вариант с покупкой ПК Стабур (панельный компьютер) с ОС Ubuntu 24.03 LTS (c пакетным менеджером), установкой runtime 4.12 и установкой платной лицензии из codesys store, все действия кроме установки ОС на ваш страх и риск </text:p>
          </table:table-cell>
          <table:table-cell table:number-columns-repeated="12"/>
          <table:table-cell table:style-name="Default" table:number-columns-repeated="20"/>
          <table:table-cell table:style-name="ce13" table:number-columns-repeated="16350"/>
        </table:table-row>
        <table:table-row table:style-name="ro2">
          <table:table-cell office:value-type="string" calcext:value-type="string">
            <text:p>Алгоритм обновления лицензий на контроллере с существующей активированной лицензии на расширение:</text:p>
            <text:p/>
            <text:p/>
          </table:table-cell>
          <table:table-cell office:value-type="string" calcext:value-type="string">
            <text:p>1) Подключаемся при помощи PuttY и WinSCP по SSH и FTP к контроллеру.</text:p>
            <text:p>2) Удаляем старый файл mplc.key из каталога /opt/mplc4/server/</text:p>
            <text:p>3) Перезапускаем устройство командой reboot</text:p>
            <text:p>4) После этого в DT выскочит сообщение с предложением активировать узел</text:p>
            <text:p>5) Активируем новым ключом </text:p>
          </table:table-cell>
          <table:table-cell table:number-columns-repeated="12"/>
          <table:table-cell table:style-name="Default" table:number-columns-repeated="20"/>
          <table:table-cell table:style-name="ce13" table:number-columns-repeated="16350"/>
        </table:table-row>
        <table:table-row table:style-name="ro2">
          <table:table-cell office:value-type="string" calcext:value-type="string">
            <text:p>Алгоритм применения тестовых версий:</text:p>
          </table:table-cell>
          <table:table-cell office:value-type="string" calcext:value-type="string">
            <text:p>Предлагаем для тестирования использовать версию с работой 1 час.</text:p>
            <text:p>После 1 часа нужно перезапустить ран тайм и продолжить тестирование.</text:p>
            <text:p>Доступны все протоколы и теги.</text:p>
            <text:p>Для ее использования не нужно вводить код активации, это окно можно закрыть или свернуть и начать тестирование,</text:p>
            <text:p>через час протоколы опрашиваться перестанут.</text:p>
          </table:table-cell>
          <table:table-cell table:number-columns-repeated="12"/>
          <table:table-cell table:style-name="Default" table:number-columns-repeated="20"/>
          <table:table-cell table:style-name="ce13" table:number-columns-repeated="16350"/>
        </table:table-row>
        <table:table-row table:style-name="ro9">
          <table:table-cell office:value-type="string" calcext:value-type="string">
            <text:p>Алгоритм тестирования 5000 тегов для заказчика с активированной версией на 500 тегов:</text:p>
          </table:table-cell>
          <table:table-cell office:value-type="string" calcext:value-type="string">
            <text:p>Заказчику нужно скопировать лицензионный файл mplc.key  из контроллера на компьютер.</text:p>
            <text:p>Удалить файл ключа mplc.key из контроллера.</text:p>
            <text:p>Запустить тестовую безлимитную версию на 1 час.</text:p>
            <text:p>После тестирования вернуть файл mplc.key из компьютера в контроллер.</text:p>
          </table:table-cell>
          <table:table-cell table:number-columns-repeated="12"/>
          <table:table-cell table:style-name="Default" table:number-columns-repeated="20"/>
          <table:table-cell table:style-name="ce13" table:number-columns-repeated="16350"/>
        </table:table-row>
        <table:table-row table:style-name="ro14">
          <table:table-cell office:value-type="string" calcext:value-type="string">
            <text:p>Как можно задать необходимый ip адрес?</text:p>
          </table:table-cell>
          <table:table-cell office:value-type="string" calcext:value-type="string">
            <text:p>Поправьте файл через WinSCP или консоль linux </text:p>
            <text:p/>
            <text:p>/etc/systemd/network/10-eth.network</text:p>
            <text:p/>
            <text:p>#=====================================</text:p>
            <text:p/>
            <text:p>[Match]</text:p>
            <text:p>Name=eth0</text:p>
            <text:p>KernelCommandLine=!root=/dev/nfs</text:p>
            <text:p/>
            <text:p>[Network]</text:p>
            <text:p>DHCP=yes</text:p>
            <text:p>#Address=192.168.3.111/24</text:p>
            <text:p>#Gateway=192.168.3.1</text:p>
            <text:p>#DNS=192.168.3.1</text:p>
            <text:p/>
            <text:p>[DHCP]</text:p>
            <text:p>RouteMetric=1024</text:p>
            <text:p/>
            <text:p>#====================================</text:p>
            <text:p/>
            <text:p>Перестартуйте сеть ( в консоли или через WinSCP):</text:p>
            <text:p/>
            <text:p>&gt; networkctl reload</text:p>
            <text:p/>
            <text:p>Для получения статуса адаптеров выполните в консоли:</text:p>
            <text:p/>
            <text:p>&gt; networkctl</text:p>
            <text:p/>
            <text:p/>
          </table:table-cell>
          <table:table-cell table:number-columns-repeated="12"/>
          <table:table-cell table:style-name="Default" table:number-columns-repeated="20"/>
          <table:table-cell table:style-name="ce13" table:number-columns-repeated="16350"/>
        </table:table-row>
        <table:table-row table:style-name="ro11">
          <table:table-cell office:value-type="string" calcext:value-type="string">
            <text:p>ПЛК плохо (через раз) реагирует на касание (нажатие) экрана, закрыть всплывающее окно вообще затруднительно</text:p>
            <text:p>то есть при нажатии на крестик экран реагирует, появляется курсор, но окно не закрывается с первого раза.</text:p>
            <text:p>Чем может вызвано торможение? </text:p>
            <text:p>Калибровку экрана сделать, но системная утилита не активна (может там другой пароль нужен?),</text:p>
            <text:p>через SSH (rm /etc/pointercal.xinput; DISPLAY=:0 /usr/bin/xinput_calibrator_once.sh) ругается, типа нет такого SH.</text:p>
          </table:table-cell>
          <table:table-cell office:value-type="string" calcext:value-type="string">
            <text:p>"Торможение", на самом деле может быть джиттер курсора. Как вариант можно увеличить размер кнопки (элемента управления), если не критично, а можно поменять прошивку</text:p>
            <text:p/>
            <text:p> на более новую. Дело в том что когда-то Мастерскада работала только с xinput, сейчас для более глубокой настройки мы используем tslib и эмулируем с помощью нее работу xinput device (позволяет настроить</text:p>
            <text:p/>
            <text:p>фильтр координаты курсора) </text:p>
            <text:p/>
            <text:p>Т.е. решение обновление версии прошивки контроллера, критичное место сохранение настроек контроллера и лицензии Мастерскада (сохранение некоторых файлов их папки /etc (сетевые настройки) и сохранение папки /opt embedded linux ПЛК).  </text:p>
          </table:table-cell>
          <table:table-cell table:number-columns-repeated="12"/>
          <table:table-cell table:style-name="Default" table:number-columns-repeated="20"/>
          <table:table-cell table:style-name="ce13" table:number-columns-repeated="16350"/>
        </table:table-row>
        <table:table-row table:style-name="ro15">
          <table:table-cell office:value-type="string" calcext:value-type="string">
            <text:p>Смонтировал cd карту на dev/mmcblk1p1/media/sd  для записи архива, требуется создать загрузочную карту для восстановления системы </text:p>
            <text:p>в случае сбоя </text:p>
          </table:table-cell>
          <table:table-cell office:value-type="string" calcext:value-type="string">
            <text:p>Если правильно понял, то Вам нужно средство/технология восстановления прошивки контроллера, настроек и проекта в месте где отсутствует интернет (автономные)? </text:p>
            <text:p/>
            <text:p>Т. о. будет происходить пересечение с пунктом 1 - обновление прошивки. </text:p>
            <text:p/>
            <text:p>В общем случае процесс такой:</text:p>
            <text:p/>
            <text:p>    1. подготовка sd-карты из minimal образа на контроллере (готовится прямо в контроллере, в папке /home/root образ флешки minimal*.gz)</text:p>
            <text:p/>
            <text:p>    2. загрузка с sd-карты, загрузка нового образа на целевую систему (через winscp), прошивка полного образа ms4d на mmc </text:p>
            <text:p/>
            <text:p>    3. загрузка файлов проекта, лицензии и сетевых настроек</text:p>
            <text:p/>
            <text:p>Для повышения автономности Вам надо будет сделать архив из minimal образа (можно будеь прошить на sd-карту из windows), полного образа (дам ссылку), лицензии (надо будет скопировать папку opt c контроллера) и редактируемого проекта.  </text:p>
            <text:p/>
            <text:p>   Предлагаю прочитать пункты 8.2, 8.1 РЭ  для обновления прошивки контроллера с CoDeSys они мало чем отличаются от МasterScada для информации и запланировать время для обновления (потребуется 1,5 - 2 часа), а также подключится к контроллеру по ssh и указать какая версия ППО выводится в приглашении системы сейчас, пользователь root без пароля.  </text:p>
          </table:table-cell>
          <table:table-cell table:number-columns-repeated="12"/>
          <table:table-cell table:style-name="Default" table:number-columns-repeated="20"/>
          <table:table-cell table:style-name="ce13" table:number-columns-repeated="16350"/>
        </table:table-row>
        <table:table-row table:style-name="ro16">
          <table:table-cell office:value-type="string" calcext:value-type="string">
            <text:p>Подскажите, возможно ли как-то реализовать автозапуск страницы на web панели? Он по умолчанию запускает вашу страницу</text:p>
          </table:table-cell>
          <table:table-cell office:value-type="string" calcext:value-type="string">
            <text:p>1.Стартовая страница задается в файле etc\mini_x\session</text:p>
            <text:p>chromium --kiosk --noerrdialogs --disable-infobars --enable-extensions --load-extension=/usr/lib/chromium/extensions/StaburTabs 'http://localhost/start.html' &amp;</text:p>
            <text:p/>
            <text:p>http://localhost/start.html - адрес стартоой страницы</text:p>
            <text:p/>
            <text:p>если не требуется нижняя панель, то можно отключить расширение StaburTabs удалив из строки</text:p>
            <text:p/>
            <text:p>--enable-extensions --load-extension=/usr/lib/chromium/extensions/StaburTabs</text:p>
            <text:p/>
            <text:p>2. Также стартовую страницу можно задать через расширение StaburTabs. В нем адресу стартовой страницы назначается адрес присвоенной первой кнопке.</text:p>
            <text:p/>
            <text:p>Фактически это действие также изменить адрес etc\mini_x\session</text:p>
          </table:table-cell>
          <table:table-cell table:number-columns-repeated="12"/>
          <table:table-cell table:style-name="Default" table:number-columns-repeated="20"/>
          <table:table-cell table:style-name="ce13" table:number-columns-repeated="16350"/>
        </table:table-row>
        <table:table-row table:style-name="ro2">
          <table:table-cell office:value-type="string" calcext:value-type="string">
            <text:p>Подскажите пожалуйста возможно ли изменить/добавить в настройках ПЛК Стабур тип входного сигнала аналогового входа AI, 0-5мА.</text:p>
            <text:p/>
            <text:p>Делов том что на объекте применяется оборудование именно с выходом 0-5 мА.</text:p>
          </table:table-cell>
          <table:table-cell office:value-type="string" calcext:value-type="string">
            <text:p>Добрый день, по паспорту модуля Стабур AI диапазон тока 4-20 мА, но работать будет, без обеспечения метрологических характеристик, т.к. будет задействована 1/4 динамического диапазона АЦП и вместо 0 будет +/- 0,03 мА это необходимо учитывать при разработке ПО, дискретность 0,01 мА.</text:p>
            <text:p/>
            <text:p>Например для контроля положения МЭО подойдет. </text:p>
            <text:p>Также возможно изготовление крупной партии модулей AI под Ваш диапазон, но это оговаривается отдельно.</text:p>
          </table:table-cell>
          <table:table-cell table:number-columns-repeated="12"/>
          <table:table-cell table:style-name="Default" table:number-columns-repeated="20"/>
          <table:table-cell table:style-name="ce13" table:number-columns-repeated="16350"/>
        </table:table-row>
        <table:table-row table:style-name="ro17">
          <table:table-cell office:value-type="string" calcext:value-type="string">
            <text:p>На базе вашего контроллера реализуется проект с архивацией на USB накопитель.Есть ли возможность на ПЛК из Codesys отправлять команды в Linux? Нам для корректного сохранения архива нужно реализовать извлечение USB флешки, иначе CSV файл сохраняется некорректно.</text:p>
          </table:table-cell>
          <table:table-cell office:value-type="string" calcext:value-type="string">
            <text:p>Возможность вызвать команды ЕСТЬ!</text:p>
            <text:p/>
            <text:p>Вызов, СИНХРОННЫЙ!!! (т. е. пока не вернется управление, следующая команда не выполнится (подвиснет), лучше сделать отдельную задачу и где-то отслеживать все вызовы, чтобы не было исключений CDS!) </text:p>
            <text:p/>
            <text:p>В менеджере библиотек необходимо добавить библиотеку SysProcess 3.5.16.0</text:p>
            <text:p/>
            <text:p><text:span text:style-name="T2">Первый пример - простой </text:span></text:p>
            <text:p/>
            <text:p>    FUNCTION copyToSDcard : RTS_IEC_RESULT</text:p>
            <text:p>        VAR_INPUT</text:p>
            <text:p>        END_VAR</text:p>
            <text:p>        VAR</text:p>
            <text:p>            sCommand :STRING := 'cp -r /opt/codesys/PlcLogic/visu/data/* /run/media/mmcblk1p1/data';</text:p>
            <text:p>        END_VAR</text:p>
            <text:p/>
            <text:p>    SysProcessExecuteCommand(pszComand := sCommand, pResult := ADR(copyToSDcard));</text:p>
            <text:p/>
            <text:p/>
            <text:p><text:span text:style-name="T2">Второй пример - посложнее </text:span></text:p>
            <text:p/>
            <text:p/>
            <text:p>// Функция выполняет удаление файлов отчетов </text:p>
            <text:p>FUNCTION deleteData : INT</text:p>
            <text:p>var constant </text:p>
            <text:p>    STATE_DEL_DATA_INIT: BYTE := 0;</text:p>
            <text:p>    STATE_DEL_DATA1 :    BYTE := 1;</text:p>
            <text:p>    STATE_DEL_DATA2 :    BYTE := 2;</text:p>
            <text:p>    STATE_DEL_DATA3 :    BYTE := 3;</text:p>
            <text:p>    STATE_DEL_DATA4 :    BYTE := 4;</text:p>
            <text:p>    STATE_DEL_DATA5 :    BYTE := 5;</text:p>
            <text:p>end_var</text:p>
            <text:p>var_stat</text:p>
            <text:p>    _state_delData : BYTE := STATE_DEL_DATA_INIT;</text:p>
            <text:p>end_var</text:p>
            <text:p>var_in_out</text:p>
            <text:p>    delData : BOOL; // Запуск удаления файлов</text:p>
            <text:p>end_var</text:p>
            <text:p>var</text:p>
            <text:p>    Dialogs : TDialogs;</text:p>
            <text:p>    sCommand :STRING := 'rm -rf /opt/codesys/PlcLogic/visu/data/*';</text:p>
            <text:p>end_var</text:p>
            <text:p/>
            <text:p>// Если подали команду на удаление файлов отчетов</text:p>
            <text:p>IF delData THEN _state_delData := STATE_DEL_DATA1; END_IF</text:p>
            <text:p/>
            <text:p>   CASE _state_delData OF</text:p>
            <text:p>   </text:p>
            <text:p>          STATE_DEL_DATA_INIT: </text:p>
            <text:p>                sys.iDelDataFeedback:=0;</text:p>
            <text:p>                </text:p>
            <text:p>          STATE_DEL_DATA1:</text:p>
            <text:p>                //показать диалог удаления файлов</text:p>
            <text:p>                   delData := FALSE;</text:p>
            <text:p>                 Dialogs.ShowDialog('MsgDialogDeleteData', 0, 0);                               </text:p>
            <text:p>               _state_delData := STATE_DEL_DATA2;</text:p>
            <text:p/>
            <text:p>        STATE_DEL_DATA2:</text:p>
            <text:p>                //проверяем обратную связь из диалога</text:p>
            <text:p>                IF sys.iDelDataFeedback=1 THEN</text:p>
            <text:p>                    sys.FILE_CLOSE:=TRUE;</text:p>
            <text:p>                    sys.PEREODIC_FILE_CLOSE:=TRUE; </text:p>
            <text:p>                       sync();</text:p>
            <text:p>                    _state_delData := STATE_DEL_DATA3;</text:p>
            <text:p>                ELSIF sys.iDelDataFeedback=2 THEN</text:p>
            <text:p>                    _state_delData := STATE_DEL_DATA_INIT;</text:p>
            <text:p>                END_IF                </text:p>
            <text:p>                                        </text:p>
            <text:p>        STATE_DEL_DATA3:</text:p>
            <text:p>                SysProcessExecuteCommand(pszComand := sCommand, pResult := ADR(deleteData));</text:p>
            <text:p>                _state_delData := STATE_DEL_DATA4;</text:p>
            <text:p>                </text:p>
            <text:p> </text:p>
            <text:p>        STATE_DEL_DATA4:</text:p>
            <text:p>                //переинициализировать запись файлов</text:p>
            <text:p>                sys.FILE_CLOSE:=FALSE;</text:p>
            <text:p>                sys.PEREODIC_FILE_CLOSE:=FALSE; </text:p>
            <text:p>                sys.afterDelete:=TRUE;</text:p>
            <text:p>                </text:p>
            <text:p>        STATE_DEL_DATA5:</text:p>
            <text:p>                sys.afterDelete:=FALSE;</text:p>
            <text:p>                _state_delData := STATE_DEL_DATA_INIT;</text:p>
            <text:p>                sys.iDelDataFeedback:=0;</text:p>
            <text:p/>
            <text:p>    end_case</text:p>
            <text:p/>
            <text:p><text:span text:style-name="T2">Второй пример можно адаптировать под последовательность UMOUNT</text:span></text:p>
          </table:table-cell>
          <table:table-cell table:number-columns-repeated="12"/>
          <table:table-cell table:style-name="Default" table:number-columns-repeated="20"/>
          <table:table-cell table:style-name="ce13" table:number-columns-repeated="16350"/>
        </table:table-row>
        <table:table-row table:style-name="ro18">
          <table:table-cell office:value-type="string" calcext:value-type="string">
            <text:p>Подскажите пожалуйста, какие есть механизмы синхронизации времени в панели Стабур 10, есть ли механизмы работы с ntp?</text:p>
          </table:table-cell>
          <table:table-cell office:value-type="string" calcext:value-type="string">
            <text:p>Добрый день, используются стандартные механизмы GNU Linux с systemd, </text:p>
            <text:p/>
            <text:p>информация приведена в разделе 7.4 Системная дата, время РЭ на ПО, ПЛК Стабур</text:p>
            <text:p/>
            <text:p>======================================================================================</text:p>
            <text:p/>
            <text:p>По-умолчанию контроллер настроен на получение и установку системной даты и времени, а</text:p>
            <text:p>также часового пояса из сети Интернет.</text:p>
            <text:p>Для отключения службы автоматической установки времени из сети Интернет необходимо</text:p>
            <text:p>выполнить команду в консоли:</text:p>
            <text:p>systemctl disable systemd-timesyncd.service</text:p>
            <text:p>Для включения службы автоматической установки времени:</text:p>
            <text:p>systemctl enable systemd-timesyncd.service</text:p>
            <text:p>Для отключения службы автоматической установки часового пояса из сети Интернет необ-</text:p>
            <text:p>ходимо выполнить команду:</text:p>
            <text:p>systemctl disable auto-tz.service</text:p>
            <text:p>Для включения службы автоматической установки часового пояса:</text:p>
            <text:p>systemctl enable auto-tz.service</text:p>
            <text:p>Для ручной установки времени и даты следует воспользоваться командой:</text:p>
            <text:p>date MMDDhhmmYYYY</text:p>
            <text:p>где</text:p>
            <text:p>MM – месяц (1-12);</text:p>
            <text:p>DD – число (1-31);</text:p>
            <text:p>hh – часы (0-23);</text:p>
            <text:p>mm – минуты (0-59);</text:p>
            <text:p>YYYY – год.</text:p>
            <text:p>Установка часового пояса (например часовой пояс Москвы) производится командой:</text:p>
            <text:p>timedatectl set-timezone Europe/Moscow</text:p>
            <text:p>Список часовых поясов:</text:p>
            <text:p>timedatectl list-timezones</text:p>
            <text:p>Для сохранения установленного времени и даты в часах реального времени воспользуйтесь</text:p>
            <text:p>командой:</text:p>
            <text:p>hwclock –w</text:p>
            <text:p>======================================================================================</text:p>
            <text:p/>
            <text:p>ключевые слова для более подробной информации </text:p>
            <text:p/>
            <text:p>man timesyncd.conf(5)</text:p>
            <text:p/>
            <text:p>/etc/systemd/timesyncd.conf</text:p>
            <text:p/>
            <text:p>ipapi.co/timezone</text:p>
          </table:table-cell>
          <table:table-cell table:number-columns-repeated="12"/>
          <table:table-cell table:style-name="Default" table:number-columns-repeated="20"/>
          <table:table-cell table:style-name="ce13" table:number-columns-repeated="16350"/>
        </table:table-row>
        <table:table-row table:style-name="ro19">
          <table:table-cell office:value-type="string" calcext:value-type="string">
            <text:p>Не могли бы вы направить мне руководства на панель оператора Стабур 10W, где будет описано, как настроить адрес подключения к веб-интерфейсу контроллера, как выйти в меню настроек адреса, если страница не грузится. </text:p>
          </table:table-cell>
          <table:table-cell office:value-type="string" calcext:value-type="string">
            <text:p>1. Подробное руководство и прочая документация по работе с веб панелью отсутствует. Их разработка заложена в план работ, но никто пока не взялся их написать</text:p>
            <text:p>2. На текущий момент веб-интерфейс контроллера отсутствует</text:p>
            <text:p>3. Сетевые настройки можно изменить тремя способами:  </text:p>
            <text:p>3.1. через конфигурационную утилиту</text:p>
            <text:p/>
            <text:p>3.2. через подключение по usb в \etc\systemd\network\ согласно руководствам по эксплуатации на другие приборы</text:p>
            <text:p/>
            <text:p>3.3. Через расширение в веб интерфейсе прибора через расширение StaburTabs.</text:p>
            <text:p/>
            <text:p>Стартовую страницу можно задать задать:</text:p>
            <text:p>4.1. в файле etc\mini_x\session</text:p>
            <text:p/>
            <text:p>chromium --kiosk --noerrdialogs --disable-infobars --enable-extensions --load-extension=/usr/lib/chromium/extensions/StaburTabs 'http://localhost/start.html' &amp;</text:p>
            <text:p/>
            <text:p>http://localhost/start.html - адрес стартоой страницы</text:p>
            <text:p/>
            <text:p>если не требуется нижняя панель, то можно отключить расширение StaburTabs удалив из строки</text:p>
            <text:p/>
            <text:p>--enable-extensions --load-extension=/usr/lib/chromium/extensions/StaburTabs</text:p>
            <text:p/>
            <text:p>       4.2. Также стартовую страницу можно задать через расширение StaburTabs. В нем адресу стартовой страницы назначается адрес присвоенной первой кнопке. Фактически это действие также изменяет адрес в etc\mini_x\session, что описано в пунте 4.1</text:p>
          </table:table-cell>
          <table:table-cell table:number-columns-repeated="12"/>
          <table:table-cell table:style-name="Default" table:number-columns-repeated="20"/>
          <table:table-cell table:style-name="ce13" table:number-columns-repeated="16350"/>
        </table:table-row>
        <table:table-row table:style-name="ro20">
          <table:table-cell office:value-type="string" calcext:value-type="string">
            <text:p>Просим дать разъяснение, по возможности использования сенсорных панелей оператора ПО СТАБУР 05-24 в схемах с горячим резервированием ПЛК фирмы REGLAB R500 CU 00 052(W) (один ведущий, другой ведомый)? </text:p>
          </table:table-cell>
          <table:table-cell office:value-type="string" calcext:value-type="string">
            <text:p>на текущий момент подключение панели оператора контроллеру regul возможно: </text:p>
            <text:p/>
            <text:p>    для панели Стабур с предустановленным Codesys 3.5.16:</text:p>
            <text:p/>
            <text:p>        - по modbus tcp (в соответствие с rfc, поддерживается установление/переустановление/разрыв соединения и изменение IP адреса slave устройства, диагностика соединения прямым вызовом методов из ST кода) ;</text:p>
            <text:p/>
            <text:p>        - по modbus rtu (в соответствие с rfc, поддерживается установление/переустановление/разрыв соединения и изменение адреса slave устройства, диагностика соединения прямым вызовом методов из ST кода);</text:p>
            <text:p/>
            <text:p>        - подключение по opс ua (получение символьной конфигурации в данный момент тестируется).</text:p>
            <text:p/>
            <text:p>    для панели Стабур с предустановленным Мастер Скада 4D 1.3.9:</text:p>
            <text:p>        </text:p>
            <text:p>        - по modbus tcp (без полного соответствия rfc, поддерживается установление/переустановление/разрыв соединения и изменение IP адреса slave устройства, диагностика соединения путем конфигурирования связей узлов) ;</text:p>
            <text:p/>
            <text:p>        - по modbus rtu (вбез полного соответствия  rfc, поддерживается установление/переустановление/разрыв соединения и изменение адреса slave устройства, диагностика соединения конфигурирования связей узлов);</text:p>
            <text:p/>
            <text:p>        - подключение по opс ua, заявлено Инсатом но не тестировалось.</text:p>
            <text:p/>
            <text:p>Из "фирменных" протоколов Reglab (Прософт-систем) не поддерживаются протоколы цифровой подстанции МЭК 61850, телемеханики МЭК 60870-104 и regulBus.</text:p>
            <text:p/>
            <text:p>    На данный момент, Вы, не прислали какой-либо схемы подключения, поэтому ответ дан в общем виде. Наиболее вероятным  способом подключения панели оператора Стабур к резервированному контроллеру regul, считаем подключение к</text:p>
            <text:p/>
            <text:p>общему IP адресу (common интерфейсу) резервированного контроллера через Ethernet коммутатор, по протоколу Modbus TCP. </text:p>
          </table:table-cell>
          <table:table-cell table:number-columns-repeated="12"/>
          <table:table-cell table:style-name="Default" table:number-columns-repeated="20"/>
          <table:table-cell table:style-name="ce13" table:number-columns-repeated="16350"/>
        </table:table-row>
        <table:table-row table:style-name="ro4">
          <table:table-cell office:value-type="string" calcext:value-type="string">
            <text:p>Или необходимо в CDS создать проект HMI? Разница в том, что при создании проекта HMI для связки можно использовать "Codesys Application V3"…</text:p>
          </table:table-cell>
          <table:table-cell office:value-type="string" calcext:value-type="string">
            <text:p>Да, используйте Data Source Manager (CODESYS V3).  Переменные доступны напрямую, Modbus не нужен. В случае стенда с использованием двух устройств СТАБУР – обмен идет без проблем.</text:p>
            <text:p/>
          </table:table-cell>
          <table:table-cell table:number-columns-repeated="12"/>
          <table:table-cell table:style-name="Default" table:number-columns-repeated="20"/>
          <table:table-cell table:style-name="ce13" table:number-columns-repeated="16350"/>
        </table:table-row>
        <table:table-row table:style-name="ro3">
          <table:table-cell office:value-type="string" calcext:value-type="string">
            <text:p>Я правильно понял, что панель оператора не может выступать в качестве OPC UA клиента?</text:p>
            <text:p/>
          </table:table-cell>
          <table:table-cell office:value-type="string" calcext:value-type="string">
            <text:p>Штатно – нет, она OPC UA Server. Можно выгружать переменные в сторонние SCADA</text:p>
            <text:p/>
          </table:table-cell>
          <table:table-cell table:number-columns-repeated="12"/>
          <table:table-cell table:style-name="Default" table:number-columns-repeated="20"/>
          <table:table-cell table:style-name="ce13" table:number-columns-repeated="16350"/>
        </table:table-row>
        <table:table-row table:style-name="ro3">
          <table:table-cell office:value-type="string" calcext:value-type="string">
            <text:p>Поддерживается ли на базе CDS обмен сетевыми переменными NVL?</text:p>
            <text:p/>
          </table:table-cell>
          <table:table-cell office:value-type="string" calcext:value-type="string">
            <text:p>Да, данная функция поддерживается. Стандартно через список сетевых переменных -  отправитель/получатель</text:p>
            <text:p/>
          </table:table-cell>
          <table:table-cell table:number-columns-repeated="12"/>
          <table:table-cell table:style-name="Default" table:number-columns-repeated="20"/>
          <table:table-cell table:style-name="ce13" table:number-columns-repeated="16350"/>
        </table:table-row>
        <table:table-row table:style-name="ro21">
          <table:table-cell office:value-type="string" calcext:value-type="string">
            <text:p><text:s/>Что такое Stabur Tabs? </text:p>
          </table:table-cell>
          <table:table-cell office:value-type="string" calcext:value-type="string">
            <text:p>Stabur Tabs  - расширение браузера Chromium, предназначенное для использования на Веб-панелях Стабур, и обеспечивающее удобную навигацию и базовые настройки системы прямо из браузера и выполняет следующие функции (актуально для версии 1.1. Может быть доработано по отзывам и пожеланием пользователей):</text:p>
            <text:p/>
            <text:p>1. Добавление панель навигации: Внедряет на каждую открываемую веб-страницу специальную панель (custom-panel) с настраиваемыми кнопками для перехода по URL задаваемым пользователем.</text:p>
            <text:p/>
            <text:p>2. Обработка ошибок:</text:p>
            <text:p/>
            <text:p>Перехватывает ошибки сети (нет интернета, сбой DNS и т.д.) и перенаправляет на специальную страницу error.html.</text:p>
            <text:p/>
            <text:p>Анализирует содержимое страниц на наличие "404" (в заголовке или тексте) и также перенаправляет на страницу ошибки.</text:p>
            <text:p/>
            <text:p>3. Управление настройками (Settings):</text:p>
            <text:p/>
            <text:p>Позволяет пользователю настраивать кнопки для переключения между различными URL (название и ссылку), если это необходимо.</text:p>
            <text:p/>
            <text:p>Позволяет изменять настройки сетевого адаптера устройства (DHCP или статический IP, шлюз, DNS).</text:p>
            <text:p/>
            <text:p>Управление устройством: Позволяет перезагрузить устройство через веб-интерфейс.</text:p>
            <text:p/>
            <text:p>Интеграция: Рассчитано на работу в связке с локальным веб-сервером (PHP), который выполняет системные команды (сохранение сети, перезагрузка).</text:p>
          </table:table-cell>
          <table:table-cell table:number-columns-repeated="12"/>
          <table:table-cell table:style-name="Default" table:number-columns-repeated="20"/>
          <table:table-cell table:style-name="ce13" table:number-columns-repeated="16350"/>
        </table:table-row>
        <table:table-row table:style-name="ro22">
          <table:table-cell office:value-type="string" calcext:value-type="string">
            <text:p>Будет ли работать журнал в masterscada, если купить базовую лицензию? Не нужно ли докупать Функцию архивирования (внуренняя БД и поддержка внешних БД)?</text:p>
          </table:table-cell>
          <table:table-cell office:value-type="string" calcext:value-type="string">
            <text:p>В справке MasterSCADA 4D указано, что журнал является стандартным элементом HMI и доступен во всех лицензионных версиях.</text:p>
            <text:p/>
            <text:p>Вы можете:</text:p>
            <text:p>-Просматривать события и сообщения в реальном времени;</text:p>
            <text:p>-Отображать журнал на экранах визуализации;</text:p>
            <text:p>-Фильтровать и сортировать записи по различным критериям;</text:p>
            <text:p/>
            <text:p>однако, Функция архивирования (внутренняя БД и поддержка внешних БД) является отдельным модулем, требующим покупки. (Если нужно сохранять историю события более чем на несколько часов)</text:p>
            <text:p/>
            <text:p>В таком случае, журнал работать будет, но если требуется архивный журнал – необходима функция архивирования</text:p>
            <text:p/>
            <text:p>Внутренняя БД (SqLite) у MS4D хранит 3гб данных, если этого достаточно, то можно пользоваться ей и выгружать из нее данные за любой срок, если нужно больше 3гб (и соответственно внешняя БД) то необходимо приобрести соответствующую опцию</text:p>
            <text:p/>
          </table:table-cell>
          <table:table-cell table:number-columns-repeated="12"/>
          <table:table-cell table:style-name="Default" table:number-columns-repeated="20"/>
          <table:table-cell table:style-name="ce13" table:number-columns-repeated="16350"/>
        </table:table-row>
        <table:table-row table:style-name="ro7">
          <table:table-cell office:value-type="string" calcext:value-type="string">
            <text:p>Примеры получил, скачал, посмотрел. Спасибо большое.</text:p>
            <text:p>Для одинаковых устройств будем пользоваться встроенными протоколами.</text:p>
            <text:p>Но для связи с Регул не подойдёт, увы. </text:p>
            <text:p>В виду того, что версия среды разработки панели 3.5.16.30, а версия среды разработки ПЛК 3.5.17.20,  из младшей среды невозможно подтянуть проект с переменными из проекта боле свежей версии. Только аналогичной и ниже.</text:p>
          </table:table-cell>
          <table:table-cell office:value-type="string" calcext:value-type="string">
            <text:p>Необходимо получить xml файл с символьной конфигурацией, для этого поднимается opc сервер (сам по себе opc может не использоваться), не думаю что описание переменных в xml импорта разное для версии 3.5.17.20 и 3.5.16.40</text:p>
            <text:p/>
            <text:p>(можно xml подправить)</text:p>
            <text:p/>
            <text:p>Вопрос удобства, рано или поздно придется передать теги между устройствами разных производителей. </text:p>
          </table:table-cell>
          <table:table-cell table:number-columns-repeated="12"/>
          <table:table-cell table:style-name="Default" table:number-columns-repeated="20"/>
          <table:table-cell table:style-name="ce13" table:number-columns-repeated="16350"/>
        </table:table-row>
        <table:table-row table:style-name="ro23">
          <table:table-cell office:value-type="string" calcext:value-type="string">
            <text:p>1. Пытаюсь в нужных слотах добавить нужное оборудование, но выбрать такое не выходит из за отсутствия возможности выбора</text:p>
            <text:p>Например: первый слот - Ethernet + RS232, но выбрать такое нет возможности</text:p>
            <text:p>2. Модем будет работать, если вставить сим-карту с роутерным тарифом?</text:p>
          </table:table-cell>
          <table:table-cell office:value-type="string" calcext:value-type="string">
            <text:p>1. Модули интерфейсов (Ethernet, RS-232/485) в дерево «Корзины» в CODESYS добавлять не нужно. Они определяются операционной системой как системные ресурсы (COM-порты или сетевые адаптеры).</text:p>
            <text:p>RS-232: В дереве устройств нажмите правой кнопкой на Device. Выберите Добавить устройство - Промышленные сети - Modbus Serial - Modbus COM. В настройках этого порта укажите номер COM-порта. (чтобы посмотреть доступные порты ls -l /dev/ttyS*)</text:p>
            <text:p>Ethernet: Этот порт настраивается не в CODESYS, а в системных настройках ПЛК  /etc/systemd/network/10-eth.network через SSH.</text:p>
            <text:p/>
            <text:p>2. Да, модем будет работать с SIM-картой для роутеров.</text:p>
            <text:p>Подключение модуля GSM к сети оператора производится системной службой gsm, которая выполняет аппаратный сброс модема и поднимает PPP-туннель.</text:p>
            <text:p>Алгоритм действий: установите SIM-карту в модуль (при отключенном питании). Подключитесь к системной консоли прибора (SSH/PuTTY). Для инициализации соединения выполните команду: systemctl start gsm</text:p>
            <text:p>Подключение может занять некоторое время. При успешном соединении в системе появится новый сетевой интерфейс ppp0. Проверить его наличие можно командой: ifconfig</text:p>
            <text:p>Если интерфейс ppp0 появился, то интернет доступен. (Дополнительно будет гореть светодиод на самом модуле GSM)</text:p>
            <text:p>Для отключения используйте: systemctl stop gsm</text:p>
            <text:p>Для перезагрузки (например, при зависании связи): systemctl restart gsm</text:p>
            <text:p>Для автоматического подключения к сети оператора при загрузке прибора выполните команду: systemctl enable gsm</text:p>
            <text:p/>
            <text:p>Чтобы ПЛК мог открывать адреса по именам (например, ya.ru или mqtt.cloud.com) и настройки не сбивались после перезагрузки контроллера, необходимо один раз выполнить фиксацию DNS-серверов вручную. По умолчанию в Linux файл настроек DNS (/etc/resolv.conf) может перезаписываться системой при перезагрузке, из-за чего доступ к сайтам пропадает.</text:p>
            <text:p>Выполняем следующие команды по очереди: </text:p>
            <text:p>Удаляем текущую системную ссылку: rm /etc/resolv.conf</text:p>
            <text:p>Создаем новый файл и прописываем основной DNS (Google): echo "nameserver 8.8.8.8" &gt; /etc/resolv.conf</text:p>
            <text:p>Добавляем резервный DNS (на всякий случай): echo "nameserver 1.1.1.1" &gt;&gt; /etc/resolv.conf</text:p>
            <text:p>Проверяем результат: cat /etc/resolv.conf</text:p>
            <text:p>Проверяем связь пингом по имени: ping -c 4 ya.ru</text:p>
            <text:p/>
            <text:p>Крайне не рекомендуется выводить ПЛК в публичную сеть с белым IP-адресом без дополнительной защиты.</text:p>
            <text:p>Используйте «серые» IP-адреса (частная сеть) или VPN-туннели, предоставляемые оператором. Для защиты от подбора паролей используйте инструменты типа knockd (Port Knocking) или fail2ban, чтобы автоматически блокировать подозрительные подключения</text:p>
            <text:p/>
          </table:table-cell>
          <table:table-cell table:number-columns-repeated="12"/>
          <table:table-cell table:style-name="Default" table:number-columns-repeated="20"/>
          <table:table-cell table:style-name="ce13" table:number-columns-repeated="16350"/>
        </table:table-row>
        <table:table-row table:style-name="ro7">
          <table:table-cell office:value-type="string" calcext:value-type="string">
            <text:p>Проблема заключается в том, что при программировании в Codesys изображение мнемосхемы на экране ПЛК отображается не на весь экран. Как возможно это исправить?</text:p>
          </table:table-cell>
          <table:table-cell office:value-type="string" calcext:value-type="string">
            <text:p>Проблема заключается в несовпадении разрешения, установленного в проекте CODESYS, и физического разрешения экрана контроллера.</text:p>
            <text:p>Есть 2 способа решения данной проблемы:</text:p>
            <text:p>Автоматическое масштабирование: в дереве найдите Менеджер визуализации-&gt;Таргет-визуализация. Там задаются опции масштабирования. Изотропный - если хотите сохранить пропорции (могут остаться полосы по бокам). Анизотропный - чтобы картинка растянулась на весь экран полностью (возможно небольшое искажение).</text:p>
            <text:p>Задание точного разрешения: в дереве ищете свою визуализацию -&gt; ПКМ -&gt; свойства -&gt; визуализация -&gt; использовать заданный размер визуализации. После чего указываете необходимое разрешение экрана.</text:p>
          </table:table-cell>
          <table:table-cell table:number-columns-repeated="12"/>
          <table:table-cell table:style-name="Default" table:number-columns-repeated="20"/>
          <table:table-cell table:style-name="ce13" table:number-columns-repeated="16350"/>
        </table:table-row>
        <table:table-row table:style-name="ro24">
          <table:table-cell office:value-type="string" calcext:value-type="string">
            <text:p>Подскажите, имеется ли руководство по программированию панелей? </text:p>
            <text:p>Или создаётся обычный проект, добавляется визуализация и её задача, описывается требуемый протокол и ведётся разработка?</text:p>
            <text:p>Или необходимо в CDS создать проект HMI? </text:p>
            <text:p>Разница в том, что при создании проекта HMI для связки можно использовать в качестве источника данных "Codesys Application V3", что упростило бы задачу....</text:p>
            <text:p>Так же в руководстве есть список поддерживаемых протоколов: Modbus RTU/TCP Master/Slave, EtherCA, CANopen, Master OPC UA Server, Web-визуализация, Target-визуализация. </text:p>
            <text:p>Я правильно понял, что панель оператора не может выступать в качестве OPCUA клиента и подключаться к серверу-контроллеру???</text:p>
            <text:p>Поддерживается ли на базе CDS обмен сетевыми переменными NVL?</text:p>
          </table:table-cell>
          <table:table-cell office:value-type="string" calcext:value-type="string">
            <text:p>1. Или необходимо в CDS создать проект HMI? Разница в том, что при создании проекта HMI для связки можно использовать "Codesys Application V3"...</text:p>
            <text:p>       Да, используйте Data Source Manager (CODESYS V3).  Переменные доступны напрямую, Modbus не нужен. В случае стенда с использованием двух устройств СТАБУР – обмен идет без проблем.</text:p>
            <text:p/>
            <text:p>2. Я правильно понял, что панель оператора не может выступать в качестве OPC UA клиента?</text:p>
            <text:p>       Штатно – нет, она OPC UA Server. Можно выгружать переменные в сторонние SCADA</text:p>
            <text:p/>
            <text:p>3. Поддерживается ли на базе CDS обмен сетевыми переменными NVL?</text:p>
            <text:p>            Да, данная функция поддерживается. Стандартно через список сетевых переменных -  отправитель/получатель</text:p>
          </table:table-cell>
          <table:table-cell table:number-columns-repeated="12"/>
          <table:table-cell table:style-name="Default" table:number-columns-repeated="20"/>
          <table:table-cell table:style-name="ce13" table:number-columns-repeated="16350"/>
        </table:table-row>
        <table:table-row table:style-name="ro4">
          <table:table-cell office:value-type="string" calcext:value-type="string">
            <text:p>Пришлите пожалуйста пример проекта для HMI Стабур, где вы тестировали обмен переменными через Codesys V3.</text:p>
            <text:p>Благодарю!</text:p>
          </table:table-cell>
          <table:table-cell office:value-type="string" calcext:value-type="string">
            <text:p>Отправляю ссылку на диск, в котором размещена папка "Обмен переменными". В ней 2 файла архива проектов.</text:p>
            <text:p><text:a xlink:href="https://disk.yandex.ru/d/dhwLA5Np9xRRlA" xlink:type="simple">https://disk.yandex.ru/d/dhwLA5Np9xRRlA</text:a></text:p>
          </table:table-cell>
          <table:table-cell table:number-columns-repeated="12"/>
          <table:table-cell table:style-name="Default" table:number-columns-repeated="20"/>
          <table:table-cell table:style-name="ce13" table:number-columns-repeated="16350"/>
        </table:table-row>
        <table:table-row table:style-name="ro1">
          <table:table-cell office:value-type="string" calcext:value-type="string">
            <text:p>Как отправлять сообщения с помощью модуля GSM?</text:p>
          </table:table-cell>
          <table:table-cell office:value-type="string" calcext:value-type="string">
            <text:p>Ответ вы найдете в word-файле по ссылке: <text:a xlink:href="https://disk.yandex.ru/d/ZwOtHlWtMI3LQQ" xlink:type="simple">https://disk.yandex.ru/d/ZwOtHlWtMI3LQQ</text:a></text:p>
          </table:table-cell>
          <table:table-cell table:number-columns-repeated="12"/>
          <table:table-cell table:style-name="Default" table:number-columns-repeated="20"/>
          <table:table-cell table:style-name="ce13" table:number-columns-repeated="16350"/>
        </table:table-row>
        <table:table-row table:style-name="ro25">
          <table:table-cell office:value-type="string" calcext:value-type="string">
            <text:p>Возможно ли настроить данный модуль WIFIBT как точку доступа по WIFI?</text:p>
          </table:table-cell>
          <table:table-cell office:value-type="string" calcext:value-type="string">
            <text:p>1. Возможность работы в режиме Точки доступа: Да, данный функционал полностью поддерживается.</text:p>
            <text:p/>
            <text:p>2. Как это настроить: Мы протестировали этот режим на лабораторном стенде. Настройка выполняется стандартными средствами Linux (через NetworkManager). Рекомендуем выполнить настройку через терминал (PuTTY).</text:p>
            <text:p/>
            <text:p>Создаем соединение (имя сети: Stabur_PLC)</text:p>
            <text:p>nmcli con add type wifi ifname wlan0 con-name Hotspot_AP autoconnect yes ssid Stabur_PLC</text:p>
            <text:p/>
            <text:p>Переключаем в режим точки доступа</text:p>
            <text:p>nmcli con modify Hotspot_AP 802-11-wireless.mode ap 802-11-wireless.band bg ipv4.method shared</text:p>
            <text:p/>
            <text:p>Устанавливаем пароль (минимум 8 символов, например: 12345678)</text:p>
            <text:p>nmcli con modify Hotspot_AP wifi-sec.key-mgmt wpa-psk</text:p>
            <text:p>nmcli con modify Hotspot_AP wifi-sec.psk 12345678</text:p>
            <text:p/>
            <text:p>Запускаем сеть</text:p>
            <text:p>nmcli con up Hotspot_AP</text:p>
            <text:p/>
            <text:p>Если потребуется удалить настройки, используйте команду: nmcli con delete Hotspot_AP</text:p>
          </table:table-cell>
          <table:table-cell table:number-columns-repeated="12"/>
          <table:table-cell table:style-name="Default" table:number-columns-repeated="20"/>
          <table:table-cell table:style-name="ce13" table:number-columns-repeated="16350"/>
        </table:table-row>
        <table:table-row table:style-name="ro2">
          <table:table-cell office:value-type="string" calcext:value-type="string">
            <text:p>Подскажите как с помощью системной утилиты менять адрес? Модно ли с ее помощью так же править конфигурационные файлы? Для того же самого порта Ethernet например.</text:p>
            <text:p>Во вложении видео короткое. Отрезок из многих.</text:p>
            <text:p>Не сохраняет настройки.</text:p>
          </table:table-cell>
          <table:table-cell office:value-type="string" calcext:value-type="string">
            <text:p>Для успешной настройки прошу учесть три момента:</text:p>
            <text:p>Шлюз (Gateway) обязателен. Поле не должно быть пустым, даже если выхода в интернет нет. Иначе система может игнорировать настройки.</text:p>
            <text:p>Нужна пауза. Утилита перезапускает реальные службы Linux. После нажатия «Применить» подождите 10-15 секунд. Мгновенно данные не обновятся.</text:p>
            <text:p>Принцип работы. Эта утилита - графическая надстройка для удобства пользователя. Она редактирует те же самые системные конфигурационные файлы, что и консоль.</text:p>
            <text:p>Если после паузы настройки не отобразились, рекомендуем перезагрузить контроллер.</text:p>
          </table:table-cell>
          <table:table-cell table:number-columns-repeated="12"/>
          <table:table-cell table:style-name="Default" table:number-columns-repeated="20"/>
          <table:table-cell table:style-name="ce13" table:number-columns-repeated="16350"/>
        </table:table-row>
        <table:table-row table:style-name="ro8">
          <table:table-cell office:value-type="string" calcext:value-type="string">
            <text:p>1. Возможно ли просматривать мнемосхемы рантайма(MasterSCADA 4D) через модуль WIFIBT, настроенный как точку доступа?</text:p>
            <text:p>2. Я правильно понимаю, что модуль WIFIBT, по умолчанию, настроен как "Клиент" для подключения к существующей Wi-Fi сети?</text:p>
          </table:table-cell>
          <table:table-cell office:value-type="string" calcext:value-type="string">
            <text:p>1. Просмотр мнемосхем MasterSCADA 4D через точку доступа - Да, это возможно. Это один из основных сценариев использования данного модуля. При настройке WIFIBT в режиме точки доступа контроллер создает собственную локальную Wi-Fi сеть. Вы можете подключиться к ней с любого мобильного устройства (планшет, смартфон, ноутбук) и открыть визуализацию в обычном веб-браузере, введя IP-адрес контроллера. Установка дополнительных приложений не требуется.</text:p>
            <text:p>Как открыть визуализацию:</text:p>
            <text:p>-Подключитесь к созданной сети Stabur_PLC с мобильного устройства.</text:p>
            <text:p>(Примечание: Если устройство не получит IP-адрес автоматически, пропишите статический IP (например, 10.42.0.10) в настройках Wi-Fi на телефоне).</text:p>
            <text:p>-Откройте браузер.</text:p>
            <text:p>-Введите IP-адрес контроллера: http://10.42.0.1 (адрес можно узнать с помощью ifconfig или ip a)    </text:p>
            <text:p>После этого в браузере загрузится стартовая страница MasterSCADA 4D.</text:p>
            <text:p/>
            <text:p>Важное требование: Для устойчивой связи к разъему модуля WIFIBT обязательно должна быть подключена антенна.</text:p>
            <text:p/>
            <text:p>2. Режим работы «по умолчанию» Не совсем так. «Из коробки» модуль находится в неконфигурированном (нейтральном) состоянии. В операционной системе Linux нет жестко заданного заводского режима. Модуль готов к работе, но роль определяется тем, какую конфигурацию мы зададим в сетевых настройках контроллера.</text:p>
          </table:table-cell>
          <table:table-cell table:number-columns-repeated="12"/>
          <table:table-cell table:style-name="Default" table:number-columns-repeated="20"/>
          <table:table-cell table:style-name="ce13" table:number-columns-repeated="16350"/>
        </table:table-row>
        <table:table-row table:style-name="ro26">
          <table:table-cell office:value-type="string" calcext:value-type="string">
            <text:p>1. Как откалибровать экран?</text:p>
            <text:p/>
            <text:p>2. С экрана не убирается курсор. Как его убрать?</text:p>
            <text:p/>
            <text:p>3. Как работает всплывающая клавиатура, она не перекрывает экран, а сжимает его. Как это убрать? </text:p>
            <text:p/>
            <text:p>4. Как убрать эти кнопки свайпов на панели с ms4d?</text:p>
            <text:p/>
          </table:table-cell>
          <table:table-cell office:value-type="string" calcext:value-type="string">
            <text:p>1. По калибровке попробуйте выполнить команду ts_calibrate в терминале. Проверить точность калибровки можно командой: ts_test</text:p>
            <text:p>После калибровки обязательно перезагрузите прибор - reboot. (возможно и по питанию)</text:p>
            <text:p/>
            <text:p>2. По курсору В файле /etc/mini_x/session раскомментируйте строку unclutter -idle 1 -root &amp; (уберите решетку # в начале). Это скроет курсор.</text:p>
            <text:p/>
            <text:p>3. Это штатное поведение системной клавиатуры в данной операционной системе. Если вам не нужна клавиатура - закомментируйте строчку matchbox-keyboard -d &amp; в /etc/mini_x/session </text:p>
            <text:p/>
            <text:p><text:span text:style-name="T3">4. По стрелочкам сбоку (свайпы) Это функции навигации браузера. Чтобы их отключить, добавьте флаг —disable features=OverscrollHistoryNavigation</text:span> в строку запуска браузера в файле /etc/mini_x/session.  (chromium --kiosk --disable-features=OverscrollHistoryNavigation...............)</text:p>
            <text:p/>
          </table:table-cell>
          <table:table-cell table:number-columns-repeated="12"/>
          <table:table-cell table:style-name="Default" table:number-columns-repeated="20"/>
          <table:table-cell table:style-name="ce13" table:number-columns-repeated="16350"/>
        </table:table-row>
        <table:table-row table:style-name="ro20">
          <table:table-cell office:value-type="string" calcext:value-type="string">
            <text:p>Как работать с SD картой какие есть встроенные функции ,как использовать ее в проекте Codesys 3.5 sp 16?</text:p>
          </table:table-cell>
          <table:table-cell office:value-type="string" calcext:value-type="string">
            <text:p>1.Необходимые библиотеки.</text:p>
            <text:p>Для работы с файлами (создание, запись, чтение) используется стандартные библиотеки CAA File и SysFile.</text:p>
            <text:p>Подробнее про эти библиотеки вы можете узнать по следующим ссылкам:</text:p>
            <text:p>https://oscat.ru/wp-content/Video/CodesysOneLove/MainPlaylist/068_CAA_File.mp4</text:p>
            <text:p>https://oscat.ru/wp-content/Video/CodesysOneLove/MainPlaylist/035_SysFile.mp4</text:p>
            <text:p/>
            <text:p>2.Путь к SD-карте.</text:p>
            <text:p>Так как ПЛК СТАБУР работает на базе OS Linux, SD-карта в системе выглядит как обычная папка. Вам не нужно обращаться к физическим адресам памяти. Вы просто пишете файл по определенному пути. Чтобы узнать путь пропишите в терминале df -h </text:p>
            <text:p>Стандартный путь — run/media/mmcblk1p1</text:p>
            <text:p/>
            <text:p>Дополнение:</text:p>
            <text:p/>
            <text:p>в файле конфигурации Codesys надо разрешить внешние команды Linux</text:p>
            <text:p/>
            <text:p>в /opt/codesys/CODESYSControl.cfg  должна быть строка Command=AllowAll в</text:p>
            <text:p>секции [SysProcess]</text:p>
            <text:p/>
            <text:p>...</text:p>
            <text:p/>
            <text:p>[SysProcess]</text:p>
            <text:p>Command=AllowAll</text:p>
            <text:p>...</text:p>
            <text:p/>
            <text:p>выполнение команд синхронное, пока выполняется команда поток ждет, т. е. одномоментно можно выполнить только одну команду, в противном случае будет исключение, это надо учитывать, при вызове и планирование задач</text:p>
            <text:p/>
            <text:p/>
          </table:table-cell>
          <table:table-cell table:number-columns-repeated="12"/>
          <table:table-cell table:style-name="Default" table:number-columns-repeated="20"/>
          <table:table-cell table:style-name="ce13" table:number-columns-repeated="16350"/>
        </table:table-row>
        <table:table-row table:style-name="ro27">
          <table:table-cell office:value-type="string" calcext:value-type="string">
            <text:p>Не могли бы вы подсказать, есть ли какой-то «официальный» метод удаленного подключения к экрану панели (например VNC)?</text:p>
          </table:table-cell>
          <table:table-cell office:value-type="string" calcext:value-type="string">
            <text:p>Здравствуйте, уже сейчас когда вы взаимодействуете с MS4D, Вы находитесь в вэб интерфейсе, открыто полноэкранное окно браузера chromium, подлюченного к локальному web серверу nginx MS4D. </text:p>
            <text:p/>
            <text:p>При желании вы можете подключится к нему со внешнего серого IP адреса </text:p>
            <text:p/>
            <text:p>Для того чтобы посмотреть адрес и порт подключения, на любом поле ввода  нужно запустить экранную клавиатуру,</text:p>
            <text:p/>
            <text:p>далее нажать Ctrl+N перейти в меню web браузера chromium. На внешней машине в браузере задать адрес в соответствии с сетевыми настройками ПЛК, а порт указать как в адресной строке chromium</text:p>
            <text:p/>
            <text:p>Для конфигурирования настроек, когда MS4D не в работе обычно достаточно SSH без gui </text:p>
            <text:p/>
            <text:p>    Если для вас нужен именно VNC прошу сообщить об этом, тестирование прямого подключения к ПЛК (ПО/ПК) по VNC не осуществлялось, т.к. используется связка dropbear+embedded x server+QT,</text:p>
            <text:p/>
            <text:p>при большом количестве запросов от клиентов vnc будет включен в wish list. </text:p>
          </table:table-cell>
          <table:table-cell table:number-columns-repeated="12"/>
          <table:table-cell table:style-name="Default" table:number-columns-repeated="20"/>
          <table:table-cell table:style-name="ce13" table:number-columns-repeated="16350"/>
        </table:table-row>
        <table:table-row table:style-name="ro21">
          <table:table-cell office:value-type="string" calcext:value-type="string">
            <text:p>Как сделать отображение шрифтов читаемыми (или какие выбрать)  в ПЛК Стабур12 при работе  в CODESYS 3.5.</text:p>
          </table:table-cell>
          <table:table-cell office:value-type="string" calcext:value-type="string">
            <text:p>Здравствуйте, </text:p>
            <text:p/>
            <text:p>если вместо кириллицы отображаются "кракозябры", то проверить включена ли поддержка unicode в визуализации</text:p>
            <text:p/>
            <text:p>дерево устройств codesys-&gt;Vizualization Manager    Общие установки галочка "Использовать строки unicode"</text:p>
            <text:p/>
            <text:p> </text:p>
            <text:p/>
            <text:p>Если вопросы в плане геометрического совпадения шрифтов, то рекомендуется использовать </text:p>
            <text:p/>
            <text:p>Шрифты семейства Sans Serif, например Liberation Sans</text:p>
            <text:p/>
            <text:p>размер 12..18 пунктов </text:p>
            <text:p/>
            <text:p>можно доустановить wine-fonts ttf шрифты для получения аналогов проприетарных шрифтов MS, например таких как Trebuchet MS, Tahoma, Verdana </text:p>
            <text:p/>
            <text:p>разрешение физическое панели примерно 97 ppi</text:p>
            <text:p/>
            <text:p>    По sftp (например через winscp) в директорию /usr/share/fonts/ttf можно загрузить ttf шрифты которые Вам необходимы и перестроить кеш шрифтов fc-cache -fv </text:p>
            <text:p/>
            <text:p>Для информации можно почитать "ПЛК Стабур РЭ ред 2.1"</text:p>
          </table:table-cell>
          <table:table-cell table:number-columns-repeated="12"/>
          <table:table-cell table:style-name="Default" table:number-columns-repeated="20"/>
          <table:table-cell table:style-name="ce13" table:number-columns-repeated="16350"/>
        </table:table-row>
        <table:table-row table:style-name="ro28">
          <table:table-cell office:value-type="string" calcext:value-type="string">
            <text:p>Калибровка RTC (часов реального времени)</text:p>
            <text:p/>
            <text:p/>
          </table:table-cell>
          <table:table-cell office:value-type="string" calcext:value-type="string">
            <text:p/>
            <text:p>1. Вручную</text:p>
            <text:p/>
            <text:p>1.1. Выключить службу автоматической синхронизации по сети:</text:p>
            <text:p/>
            <text:p>systemctl stop systemd-timesyncd</text:p>
            <text:p/>
            <text:p>systemctl disable systemd-timesyncd</text:p>
            <text:p/>
            <text:p>2. Удалить файл корректировки хода RTC (может изначально отсутствовать):</text:p>
            <text:p/>
            <text:p>rm -f /etc/adjtime</text:p>
            <text:p/>
            <text:p>3. Установить точное время и записать его в RTC:</text:p>
            <text:p/>
            <text:p>timedatectl set-time '2026-01-29 11:35:00'</text:p>
            <text:p/>
            <text:p>hwclock -w</text:p>
            <text:p/>
            <text:p>4. Через период времени не менее 4 часов (для более точного расчета ухода RTC, рекомендуется период несколько суток) выполнить повторную установку точного времени (системного):</text:p>
            <text:p/>
            <text:p>date -s '2026-01-29 15:35:00'</text:p>
            <text:p/>
            <text:p>5. Рассчитать уход времени RTC и обновить в нем время:</text:p>
            <text:p/>
            <text:p>hwclock -w --update-drift -v</text:p>
            <text:p/>
            <text:p>6. Запустить сервис автоматической корректировки RTC:</text:p>
            <text:p/>
            <text:p>systemctl enable hwclock-adjust.timer</text:p>
            <text:p/>
            <text:p>systemctl start hwclock-adjust.timer</text:p>
            <text:p>7. Перезагрузить контроллер:</text:p>
            <text:p/>
            <text:p>reboot</text:p>
            <text:p>Делается данная процедура однократно для каждого прибора. При правильном выполнении точность хода как RTC, так и системных часов, существенно возрастает.</text:p>
            <text:p/>
            <text:p>Данный механизм попадет в следующий выход прошивок. Если данному клиенту это нужно сейчас, можем направить промежуточную прошивку.</text:p>
          </table:table-cell>
          <table:table-cell table:number-columns-repeated="12"/>
          <table:table-cell table:style-name="Default" table:number-columns-repeated="20"/>
          <table:table-cell table:style-name="ce13" table:number-columns-repeated="16350"/>
        </table:table-row>
        <table:table-row table:style-name="ro24">
          <table:table-cell office:value-type="string" calcext:value-type="string">
            <text:p>Вопросы возникли с записью данных с панели-клиента в контроллер-сервер.</text:p>
            <text:p>Если например с панелями Weintek всё просто, она производит запись по тому же адресу, по которому идёт чтение по изменению значения, а в контроллере достаточно было записать данные в область памяти для передачи, а потом прочитать из неё новые значения, которые записал туда клиент.</text:p>
            <text:p>С панелью на Codesys возник вопрос. Есть ли типовое решение по записи данных в те же регистры, из которых происходит чтение?</text:p>
            <text:p>Или мне придётся каждое вводимое значение обрабатывать программно, и самому формировать фронт на запись?</text:p>
            <text:p>Или проще уже панель сделать сервером, а контроллер клиентом?</text:p>
          </table:table-cell>
          <table:table-cell office:value-type="string" calcext:value-type="string">
            <text:p>1. Можно использовать функцию 23 modbus и read/write область, запись перед чтением</text:p>
            <text:p/>
            <text:p>2. Сделать парные области read/write, записывать во write по фронту если поменяли значение (с поморщью MemCompare()), использовать указатели. Областей лучше несколько, чтобы не обмениваться всеми данными.</text:p>
            <text:p/>
            <text:p>3. Формировать очередь для обмена самостоятельно используя библиотеки IoDrvModbusTCP</text:p>
            <text:p/>
            <text:p>4. Посмотреть https://oscat.ru/wp-content/Docs/CodesysOneLove_OscatLinks.pdf  Видео 79, 78, 80, 63, посмотреть подход к решению</text:p>
            <text:p/>
            <text:p>5. Если работает бесплатно до 500 тегов opc, то использовать, для мелочи использовать его, а для архивации и аналоговых тегов использовать modbus tcp, доступ только чтение, при желании можно и упаковать. </text:p>
          </table:table-cell>
          <table:table-cell table:number-columns-repeated="12"/>
          <table:table-cell table:style-name="Default" table:number-columns-repeated="20"/>
          <table:table-cell table:style-name="ce13" table:number-columns-repeated="16350"/>
        </table:table-row>
        <table:table-row table:style-name="ro9">
          <table:table-cell office:value-type="string" calcext:value-type="string">
            <text:p>Как в панели управления СТАБУР настраивается способ связи со встроенным ПЛК, в котором создан проект визуализации. Через встроенный Web-интерфейс на панели в атематическом режиме? Или есть некое окно (внутренний интерфейс панели)?</text:p>
          </table:table-cell>
          <table:table-cell office:value-type="string" calcext:value-type="string">
            <text:p> Вы хотите использовать сторонний ПЛК и выводить визуализацию на нашу ПО СТАБУР, либо же полноценно использовать нашу панель как ПЛК + HMI?</text:p>
            <text:p>Если вы имели в виду второй случай, то:</text:p>
            <text:p>связь HMI панели со встроенным ПЛК никак отдельно не настраивается - потому что визуализация и ПЛК-проект исполняются одним CODESYS Runtime на СТАБУР. В таком случае визуализация работает внутри рантайма CODESYS, а на панели вы просто открываете её (локально) или через веб-визуализацию.</text:p>
          </table:table-cell>
          <table:table-cell table:number-columns-repeated="12"/>
          <table:table-cell table:style-name="Default" table:number-columns-repeated="20"/>
          <table:table-cell table:style-name="ce13" table:number-columns-repeated="16350"/>
        </table:table-row>
        <table:table-row table:style-name="ro21">
          <table:table-cell office:value-type="string" calcext:value-type="string">
            <text:p>Периодически плк Стабур 10 сам перезагружается в процессе работы , по питанию и с аппаратной части все хорошо. Не могли бы вы подсказать в чем проблема ? И как возможно ее решить. А также интересует теоретический вопрос , позволяет ли ПЛК через флеш карту sd устанавливать новое программное обеспечени codesys в себя , данный вопрос очень интересует с точки зрения обновления по в приборах без выезда и компиляции нового проекта напрямую из среды в прибор по проводу. </text:p>
          </table:table-cell>
          <table:table-cell office:value-type="string" calcext:value-type="string">
            <text:p>1.Причин периодических перезагрузок может быть несколько, но чаще всего это связано с высокой загрузкой CPU и, как следствие, возможным срабатыванием watchdog.</text:p>
            <text:p>Чтобы проверить, влияет ли watchdog на перезагрузки, можно временно отключить его автозапуск.</text:p>
            <text:p>С помощью WinSCP забрать к себе на ПК файл: /etc/systemd/system/multi-user.target.wants/watchdog.service , после этого выполнить перезагрузку контроллера по питанию. (это именно диагностический шаг. На постоянной основе watchdog лучше не отключать)</text:p>
            <text:p/>
            <text:p>Можно оставить watchdog включённым, но ограничить CODESYS по ядрам, чтобы у ОС всегда оставались ресурсы. Для этого в сервис запуска CODESYS добавить CPU affinity:</text:p>
            <text:p>CPUAffinity=2 3 или CPUAffinity=1 2 3</text:p>
            <text:p>Файл сервиса: /etc/systemd/system/multi-user.target.wants/codesys.service</text:p>
            <text:p>Перезагрузить по питанию.</text:p>
            <text:p/>
            <text:p>В конечном итоге если загрузка системы действительно высокая, то устранять необходимо ее как первопричину: </text:p>
            <text:p>Разобрать и почистить необработанные/зависшие запросы Modbus TCP</text:p>
            <text:p>Проверить настройки и реализацию визуализации</text:p>
            <text:p>Убедиться, что не запускаются одновременно несколько синхронных тяжёлых операций (новая команда уходит, когда предыдущая ещё не отработала).</text:p>
            <text:p>Оптимизировать задачи CODESYS (периоды, приоритеты и тд).</text:p>
            <text:p>Оптимизировать пользовательское ПО на контроллере</text:p>
            <text:p/>
            <text:p>2. Не совсем понял ваш вопрос. Что вы подразумеваете под установкой нового ПО Codesys?</text:p>
            <text:p>Доставка собранного проекта? - через SD карту это возможно, с нее нужно будет скопировать файл во внутреннюю память контроллера. </text:p>
            <text:p>Обновление прошивки прибора? - через SD можно обновлять именно прошивку прибора по шагам: подготовка загрузочной SD, prepare_update, загрузка архива *.update.tar.gz в /home/root, прошивка командой mk_eMMC и т.д. (полное описание есть в Руководстве по эксплуатации)</text:p>
          </table:table-cell>
          <table:table-cell table:number-columns-repeated="12"/>
          <table:table-cell table:style-name="Default" table:number-columns-repeated="20"/>
          <table:table-cell table:style-name="ce13" table:number-columns-repeated="16350"/>
        </table:table-row>
        <table:table-row table:style-name="ro9">
          <table:table-cell office:value-type="string" calcext:value-type="string">
            <text:p> Постоянно сбиваются системные часы и дата (после загрузки системы визуализации), на значение на фото. С чем это может быть связано?</text:p>
            <text:p>ПО MasterSCADA 4D, «ПО СТАБУР 12»</text:p>
          </table:table-cell>
          <table:table-cell office:value-type="string" calcext:value-type="string">
            <text:p>Настройка системных даты и времени указана в Руководстве по эксплуатации п.6.4. Системная дата, время.</text:p>
            <text:p>Прошу проверить наличие батарейки на плате контроллера в левой верхней части около Слота №1. Она отвечает за ход часов календаря. (возможно она разряжена)</text:p>
            <text:p>Вероятно, у вас включена синхронизация времени, она мешает ручному сохранению. В системной утилите выключите NTP. Ещё прошу вывод команды hwclock &amp;&amp; date</text:p>
            <text:p/>
          </table:table-cell>
          <table:table-cell table:number-columns-repeated="12"/>
          <table:table-cell table:style-name="Default" table:number-columns-repeated="20"/>
          <table:table-cell table:style-name="ce13" table:number-columns-repeated="16350"/>
        </table:table-row>
        <table:table-row table:style-name="ro11">
          <table:table-cell office:value-type="string" calcext:value-type="string">
            <text:p>Где лучше (Ассистент ввода или PLC_PRG (PRG)) и как лучше объявлять и соотносить вх/вых параметры для отображения в визуализации, как устанавливать диапазон измерения для аналоговых сигналов (4-20 мА, 100П установленно).</text:p>
          </table:table-cell>
          <table:table-cell office:value-type="string" calcext:value-type="string">
            <text:p>В PLC_PRG лучше не объявлять “проектные” переменные для HMI и I/O. Рекомендуем завести GVL (глобальный список переменных). В PLC_PRG оставляем логику: вызываем ФБ, работаем со структурами</text:p>
            <text:p/>
            <text:p>Соотнесение входов и выходов производится с помощью раздела настроек конкретного модуля. Необходимо выбрать модуль (к примеру AI) в дереве устройства двойным кликом. После чего выбрать раздел "Соотнесение входов/выходов". Далее уже привязывать ранее созданные переменные.</text:p>
            <text:p/>
            <text:p>С 100П рекомендуется использовать модуль TERM, в его случае не задается токовый диапазон, а сразу выбирается тип датчика</text:p>
            <text:p>Если вас интересует все же AI, то значение 0-10В/4-20мА выбирается в настройках модуля AI (двойной клик в дереве) </text:p>
            <text:p/>
          </table:table-cell>
          <table:table-cell table:number-columns-repeated="12"/>
          <table:table-cell table:style-name="Default" table:number-columns-repeated="20"/>
          <table:table-cell table:style-name="ce13" table:number-columns-repeated="16350"/>
        </table:table-row>
        <table:table-row table:style-name="ro29">
          <table:table-cell office:value-type="string" calcext:value-type="string">
            <text:p>Хорошо, а как соотнести 4-20мА (или 100П) допостим с 0-150 т\ч (0-150 градусов.С)</text:p>
            <text:p/>
            <text:p/>
          </table:table-cell>
          <table:table-cell office:value-type="string" calcext:value-type="string">
            <text:p>Соотнесение делается в самом проекте. Модуль AI настраиваем как 4-20мА, а дальше переводим ток в инженерные единицы по формуле (4 мА = нижняя граница, 20 мА = верхняя) в самой программе кодом ST. </text:p>
            <text:p>Пример готового куска ST:</text:p>
            <text:p>VAR</text:p>
            <text:p>    I_mA    : REAL;   // ток, мА</text:p>
            <text:p>    EU      : REAL;   // инженерное значение</text:p>
            <text:p>    EUmin   : REAL := 0.0;    // °C или т/ч</text:p>
            <text:p>    EUmax   : REAL := 150.0;  // °C или т/ч</text:p>
            <text:p>    p       : REAL;</text:p>
            <text:p>END_VAR</text:p>
            <text:p/>
            <text:p>p := (I_mA - 4.0) / 16.0;       // 0..1</text:p>
            <text:p>IF p &lt; 0.0 THEN p := 0.0; END_IF;</text:p>
            <text:p>IF p &gt; 1.0 THEN p := 1.0; END_IF;</text:p>
            <text:p/>
            <text:p>EU := EUmin + p * (EUmax - EUmin);</text:p>
            <text:p/>
            <text:p>И уже EU (0…150) отдаёте в визуализацию.</text:p>
          </table:table-cell>
          <table:table-cell table:number-columns-repeated="12"/>
          <table:table-cell table:style-name="Default" table:number-columns-repeated="20"/>
          <table:table-cell table:style-name="ce13" table:number-columns-repeated="16350"/>
        </table:table-row>
        <table:table-row table:style-name="ro4">
          <table:table-cell office:value-type="string" calcext:value-type="string">
            <text:p>Существует ли какая-то переменная диагностики, которая позволяет контролировать обрыв аналогового датчика на конкретном канале?</text:p>
            <text:p/>
          </table:table-cell>
          <table:table-cell office:value-type="string" calcext:value-type="string">
            <text:p>В настройках модуля AI присутствует диагностика модуля в целом, но отдельных флагов по каждому каналу нет.</text:p>
            <text:p>Поэтому для контроля обрыва датчика по конкретному каналу используют стандартную диагностику по значению: для 4-20 мА обрыв определяется как ток ниже “живого нуля” (типично &lt; 3.6 мА), а перегруз - 21 мА.</text:p>
          </table:table-cell>
          <table:table-cell table:number-columns-repeated="12"/>
          <table:table-cell table:style-name="Default" table:number-columns-repeated="20"/>
          <table:table-cell table:style-name="ce13" table:number-columns-repeated="16350"/>
        </table:table-row>
        <table:table-row table:style-name="ro22">
          <table:table-cell office:value-type="string" calcext:value-type="string">
            <text:p>Подскажите, пожалуйста, как очистить область RETAIN переменных?</text:p>
            <text:p>Пробовал:</text:p>
            <text:p>1) Загрузка проекта</text:p>
            <text:p>2) "Очистить все" + "Генерировать код" в меню компиляция + загрузка проекта</text:p>
            <text:p>3) Сброс, сброс холодный, сброс заводской.</text:p>
            <text:p>Очищается только если добавить новую переменную в область RETAIN и загрузить проект в ПЛК</text:p>
            <text:p/>
          </table:table-cell>
          <table:table-cell office:value-type="string" calcext:value-type="string">
            <text:p>Артём, добрый день. </text:p>
            <text:p>RETAIN по назначению должен переживать перезапуски/сбросы, поэтому команды “Сброс/Холодный/Заводской” часто не очищают его содержимое. Эффект “очищается только если добавить новую переменную RETAIN” связан с тем, что при изменении структуры области CODESYS пересоздаёт файл RETAIN.</text:p>
            <text:p/>
            <text:p>команда поможет узнать путь: find /opt/codesys -name "*.ret"  </text:p>
            <text:p>Retain.ret - верный файл, он как раз создается, когда в дереве есть устройство Retain_</text:p>
            <text:p/>
            <text:p>С помощью терминала можно его удалить, но в папку /tmp/ создается рабочая копия и рантайм читает её при старте как более свежую, игнорируя файл на eMMC.</text:p>
            <text:p>В таком случае удалите оба файла:</text:p>
            <text:p>systemctl stop codesys</text:p>
            <text:p>rm /opt/codesys/PlcLogic/Retain.ret</text:p>
            <text:p>rm /tmp/Retain.ret</text:p>
            <text:p>sync</text:p>
            <text:p>systemctl start codesys</text:p>
            <text:p/>
          </table:table-cell>
          <table:table-cell table:number-columns-repeated="12"/>
          <table:table-cell table:style-name="Default" table:number-columns-repeated="20"/>
          <table:table-cell table:style-name="ce13" table:number-columns-repeated="16350"/>
        </table:table-row>
        <table:table-row table:style-name="ro27">
          <table:table-cell office:value-type="string" calcext:value-type="string">
            <text:p>1. На сенсорной панели с серийным номером №10330725 обнаружена некорректная работа сенсорного экрана.</text:p>
            <text:p>Была проведена калибровка, согласно вашей инструкции «Калибровка экрана СТАБУР с MasterScada 4D»</text:p>
            <text:p>После калибровки экран стал работать еще хуже, а именно не попадает в верхнюю и нижнюю часть экрана, это видно по курсору мыши.</text:p>
            <text:p>Повторная калибровка приводит к аналогичному результату.</text:p>
            <text:p/>
            <text:p/>
            <text:p>2. С экрана не убирается курсор. Как его убрать?</text:p>
            <text:p/>
            <text:p>3. На видео 1:32 обратите внимание как работает всплывающая клавиатура, она не перекрывает экран, а сжимает его. Как это убрать?</text:p>
            <text:p/>
            <text:p>4. Как убрать эти кнопки? (слайды браузера) Я так понимаю это какие-то кнопки браузера, а не MasterScada.</text:p>
          </table:table-cell>
          <table:table-cell office:value-type="string" calcext:value-type="string">
            <text:p>1. По калибровке попробуйте выполнить команду ts_calibrate в терминале. Проверить точность калибровки можно командой: ts_test</text:p>
            <text:p>После калибровки обязательно перезагрузите прибор - reboot. (возможно и по питанию)</text:p>
            <text:p/>
            <text:p>2. По курсору В файле /etc/mini_x/session раскомментируйте строку unclutter -idle 1 -root &amp; (уберите решетку # в начале). Это будет скрывть курсор через 1 секунду бездействия.</text:p>
            <text:p/>
            <text:p>3. Это штатное поведение системной клавиатуры в данной операционной системе. Если вам не нужна клавиатура - закомментируйте строчку matchbox-keyboard -d &amp; в /etc/mini_x/session </text:p>
            <text:p/>
            <text:p>4. По стрелочкам сбоку (свайпы) Это функции навигации браузера. Чтобы их отключить, добавьте флаг  --disable features=OverscrollHistoryNavigation   в строку запуска браузера в файле /etc/mini_x/session.  (chromium --kiosk —disable-features=OverscrollHistoryNavigation............…)</text:p>
          </table:table-cell>
          <table:table-cell table:number-columns-repeated="12"/>
          <table:table-cell table:style-name="Default" table:number-columns-repeated="20"/>
          <table:table-cell table:style-name="ce13" table:number-columns-repeated="16350"/>
        </table:table-row>
        <table:table-row table:style-name="ro3">
          <table:table-cell office:value-type="string" calcext:value-type="string">
            <text:p>После повторной калибровки и перезагрузки тачскрин заработал, все хорошо.</text:p>
            <text:p>Однако после обновления пропал шрифт Tahoma, который по умолчанию у MS4D</text:p>
          </table:table-cell>
          <table:table-cell office:value-type="string" calcext:value-type="string">
            <text:p>При обновлении прошивки системные папки часто перезаписываются, поэтому сторонние шрифты могли удалиться. Вы можете загрузить необходимые вам шрифты. Путь для загрузки - /usr/share/fonts/tts.</text:p>
          </table:table-cell>
          <table:table-cell table:number-columns-repeated="12"/>
          <table:table-cell table:style-name="Default" table:number-columns-repeated="20"/>
          <table:table-cell table:style-name="ce13" table:number-columns-repeated="16350"/>
        </table:table-row>
        <table:table-row table:style-name="ro7">
          <table:table-cell office:value-type="string" calcext:value-type="string">
            <text:p>Прошу уточнить следующую информацию по модулям ввода аналоговых сигналов:</text:p>
            <text:p>1) Тип и количество АЦП на модуле;</text:p>
            <text:p>2) Время и порядок (последовательный/параллельный) опроса каналов на модуле;</text:p>
            <text:p>3) Время и порядок (последовательный/параллельный) опроса модулей контроллером.</text:p>
            <text:p>Также прошу уточнить информацию по максимальному количеству подключаемых модулей ввода на один ПЛК и возможность масштабирования системы.</text:p>
          </table:table-cell>
          <table:table-cell office:value-type="string" calcext:value-type="string">
            <text:p>При обновлении прошивки системные папки часто перезаписываются, поэтому сторонние шрифты могли удалиться. Вы можете загрузить необходимые вам шрифты. Путь для загрузки - /usr/share/fonts/tts.</text:p>
          </table:table-cell>
          <table:table-cell table:number-columns-repeated="12"/>
          <table:table-cell table:style-name="Default" table:number-columns-repeated="20"/>
          <table:table-cell table:style-name="ce13" table:number-columns-repeated="16350"/>
        </table:table-row>
        <table:table-row table:style-name="ro2">
          <table:table-cell office:value-type="string" calcext:value-type="string">
            <text:p>Подскажите пожалуйста, как ставить данный таргет из архива?</text:p>
            <text:p>В архиве 1 xml файл и 2 иконки</text:p>
          </table:table-cell>
          <table:table-cell office:value-type="string" calcext:value-type="string">
            <text:p>Здравствуйте, последовательность действий такая: Открываете Репозиторий устройств Codesys без загруженного проекта, находите PLC STAUBUR поставщик PSV Electric, удаляете PLC STABUR, далее устанавливаете описание устройства .devdesc из предварительно распакованного архива. Описание PLC STABUR установится заново, далее CODESYS желательно перезапустить. Станет доступна загрузка проекта большего размера (код + данные), НО памяти по факту оперативной свободно 700 МБайт, остальное занимает ОС и сам CODESYS, 3S рекомендует занимать только половину из этих 700 МБайт. Проект который был Ваш "непорезанный" у нас запустился только на ПЛК с 4 Гбайт ОЗУ, и занял 1.4 ГБайт ОЗУ. Перед компиляцией (загрузкой проекта) выполнить команду  Компиляция-&gt;Очистить все.</text:p>
          </table:table-cell>
          <table:table-cell table:number-columns-repeated="32"/>
          <table:table-cell table:style-name="ce13" table:number-columns-repeated="16350"/>
        </table:table-row>
        <table:table-row table:style-name="ro30">
          <table:table-cell office:value-type="string" calcext:value-type="string">
            <text:p>Какие временные параметры модуля дискретных выходов типа «открытый</text:p>
            <text:p>коллектор» DOOC?</text:p>
          </table:table-cell>
          <table:table-cell office:value-type="string" calcext:value-type="string">
            <text:p>Время установки сигнала на модуле DOOC 10..20 мС в зависимости от загрузки шины и ПЛК, и настроек в Task Manager Codesys. </text:p>
            <text:p>Корзина модулей на порту UART скорость обмена 460800 Бит/с, протокол обмена с модулями в корзине Modbus RTU </text:p>
            <text:p>Джиттер значительный, для задач управления c ШИМ или например задач управления шаговым двигателем </text:p>
            <text:p>данный модуль не подойдет!</text:p>
          </table:table-cell>
          <table:table-cell table:number-columns-repeated="32"/>
          <table:table-cell table:style-name="ce13" table:number-columns-repeated="16350"/>
        </table:table-row>
        <table:table-row table:style-name="ro1" table:number-rows-repeated="1048459">
          <table:table-cell table:number-columns-repeated="34"/>
          <table:table-cell table:style-name="ce13" table:number-columns-repeated="16350"/>
        </table:table-row>
        <table:table-row table:style-name="ro1">
          <table:table-cell table:number-columns-repeated="34"/>
          <table:table-cell table:style-name="ce13" table:number-columns-repeated="1635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ru" fo:country="RU"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Стили_20_стрелок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Стили_20_стрелок_20_1" draw:display-name="Стили стрелок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6">00.00.0000</text:date>, <text:time style:data-style-name="N2" text:time-value="12:30:58.0551196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1:05:03.143891500</meta:creation-date>
    <dc:date>2026-03-06T12:31:17.150643800</dc:date>
    <meta:editing-duration>P1DT9H6M25S</meta:editing-duration>
    <meta:editing-cycles>63</meta:editing-cycles>
    <meta:generator>LibreOffice/25.2.7.2$Windows_X86_64 LibreOffice_project/5cbfd1ab6520636bb5f7b99185aa69bd7456825d</meta:generator>
    <meta:document-statistic meta:table-count="1" meta:cell-count="232" meta:object-count="0"/>
  </office:meta>
</office:document-meta>
</file>